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93" table:style-name="ta1">
        <table:shapes>
          <draw:frame draw:z-index="0" draw:style-name="gr1" draw:text-style-name="P1" svg:width="159.99mm" svg:height="89.99mm" svg:x="129.56mm" svg:y="1mm">
            <loext:p draw:notify-on-update-of-ranges="test293.G1:test293.G1 test293.G2:test293.G3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44</text:p>
          </table:table-cell>
          <table:table-cell office:value-type="float" office:value="6.265303" calcext:value-type="float">
            <text:p>6.265303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" calcext:value-type="float">
            <text:p>0</text:p>
          </table:table-cell>
          <table:table-cell office:value-type="float" office:value="41128" calcext:value-type="float">
            <text:p>4112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45</text:p>
          </table:table-cell>
          <table:table-cell office:value-type="float" office:value="7.986337" calcext:value-type="float">
            <text:p>7.986337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" calcext:value-type="float">
            <text:p>0</text:p>
          </table:table-cell>
          <table:table-cell office:value-type="float" office:value="32635" calcext:value-type="float">
            <text:p>326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46</text:p>
          </table:table-cell>
          <table:table-cell office:value-type="float" office:value="7.498717" calcext:value-type="float">
            <text:p>7.498717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" calcext:value-type="float">
            <text:p>0</text:p>
          </table:table-cell>
          <table:table-cell office:value-type="float" office:value="33376" calcext:value-type="float">
            <text:p>333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47</text:p>
          </table:table-cell>
          <table:table-cell office:value-type="float" office:value="6.625363" calcext:value-type="float">
            <text:p>6.625363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" calcext:value-type="float">
            <text:p>0</text:p>
          </table:table-cell>
          <table:table-cell office:value-type="float" office:value="33017" calcext:value-type="float">
            <text:p>330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48</text:p>
          </table:table-cell>
          <table:table-cell office:value-type="float" office:value="7.648446" calcext:value-type="float">
            <text:p>7.648446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49</text:p>
          </table:table-cell>
          <table:table-cell office:value-type="float" office:value="6.503058" calcext:value-type="float">
            <text:p>6.503058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" calcext:value-type="float">
            <text:p>0</text:p>
          </table:table-cell>
          <table:table-cell office:value-type="float" office:value="24626" calcext:value-type="float">
            <text:p>2462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0</text:p>
          </table:table-cell>
          <table:table-cell office:value-type="float" office:value="6.342268" calcext:value-type="float">
            <text:p>6.342268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" calcext:value-type="float">
            <text:p>0</text:p>
          </table:table-cell>
          <table:table-cell office:value-type="float" office:value="26360" calcext:value-type="float">
            <text:p>263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1</text:p>
          </table:table-cell>
          <table:table-cell office:value-type="float" office:value="5.982036" calcext:value-type="float">
            <text:p>5.982036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" calcext:value-type="float">
            <text:p>0</text:p>
          </table:table-cell>
          <table:table-cell office:value-type="float" office:value="25984" calcext:value-type="float">
            <text:p>2598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2</text:p>
          </table:table-cell>
          <table:table-cell office:value-type="float" office:value="6.393981" calcext:value-type="float">
            <text:p>6.393981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" calcext:value-type="float">
            <text:p>0</text:p>
          </table:table-cell>
          <table:table-cell office:value-type="float" office:value="30126" calcext:value-type="float">
            <text:p>301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3</text:p>
          </table:table-cell>
          <table:table-cell office:value-type="float" office:value="7.281387" calcext:value-type="float">
            <text:p>7.281387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0" calcext:value-type="float">
            <text:p>0</text:p>
          </table:table-cell>
          <table:table-cell office:value-type="float" office:value="43005" calcext:value-type="float">
            <text:p>430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4</text:p>
          </table:table-cell>
          <table:table-cell office:value-type="float" office:value="5.301975" calcext:value-type="float">
            <text:p>5.301975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" calcext:value-type="float">
            <text:p>0</text:p>
          </table:table-cell>
          <table:table-cell office:value-type="float" office:value="19034" calcext:value-type="float">
            <text:p>190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5</text:p>
          </table:table-cell>
          <table:table-cell office:value-type="float" office:value="7.97156" calcext:value-type="float">
            <text:p>7.97156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" calcext:value-type="float">
            <text:p>0</text:p>
          </table:table-cell>
          <table:table-cell office:value-type="float" office:value="22751" calcext:value-type="float">
            <text:p>227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6</text:p>
          </table:table-cell>
          <table:table-cell office:value-type="float" office:value="5.998514" calcext:value-type="float">
            <text:p>5.998514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" calcext:value-type="float">
            <text:p>0</text:p>
          </table:table-cell>
          <table:table-cell office:value-type="float" office:value="30347" calcext:value-type="float">
            <text:p>303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7</text:p>
          </table:table-cell>
          <table:table-cell office:value-type="float" office:value="8.424885" calcext:value-type="float">
            <text:p>8.424885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" calcext:value-type="float">
            <text:p>0</text:p>
          </table:table-cell>
          <table:table-cell office:value-type="float" office:value="21335" calcext:value-type="float">
            <text:p>213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8</text:p>
          </table:table-cell>
          <table:table-cell office:value-type="float" office:value="3.569821" calcext:value-type="float">
            <text:p>3.569821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" calcext:value-type="float">
            <text:p>0</text:p>
          </table:table-cell>
          <table:table-cell office:value-type="float" office:value="26745" calcext:value-type="float">
            <text:p>267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3:59</text:p>
          </table:table-cell>
          <table:table-cell office:value-type="float" office:value="6.27008" calcext:value-type="float">
            <text:p>6.27008</text:p>
          </table:table-cell>
          <table:table-cell office:value-type="float" office:value="0.002298" calcext:value-type="float">
            <text:p>0.002298</text:p>
          </table:table-cell>
          <table:table-cell office:value-type="float" office:value="0" calcext:value-type="float">
            <text:p>0</text:p>
          </table:table-cell>
          <table:table-cell office:value-type="float" office:value="36409" calcext:value-type="float">
            <text:p>364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0</text:p>
          </table:table-cell>
          <table:table-cell office:value-type="float" office:value="11.230722" calcext:value-type="float">
            <text:p>11.23072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" calcext:value-type="float">
            <text:p>0</text:p>
          </table:table-cell>
          <table:table-cell office:value-type="float" office:value="30817" calcext:value-type="float">
            <text:p>30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1</text:p>
          </table:table-cell>
          <table:table-cell office:value-type="float" office:value="3.680614" calcext:value-type="float">
            <text:p>3.680614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" calcext:value-type="float">
            <text:p>0</text:p>
          </table:table-cell>
          <table:table-cell office:value-type="float" office:value="36534" calcext:value-type="float">
            <text:p>365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2</text:p>
          </table:table-cell>
          <table:table-cell office:value-type="float" office:value="7.895055" calcext:value-type="float">
            <text:p>7.895055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" calcext:value-type="float">
            <text:p>0</text:p>
          </table:table-cell>
          <table:table-cell office:value-type="float" office:value="46268" calcext:value-type="float">
            <text:p>462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3</text:p>
          </table:table-cell>
          <table:table-cell office:value-type="float" office:value="9.174495" calcext:value-type="float">
            <text:p>9.174495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" calcext:value-type="float">
            <text:p>0</text:p>
          </table:table-cell>
          <table:table-cell office:value-type="float" office:value="19371" calcext:value-type="float">
            <text:p>193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4</text:p>
          </table:table-cell>
          <table:table-cell office:value-type="float" office:value="5.631173" calcext:value-type="float">
            <text:p>5.631173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" calcext:value-type="float">
            <text:p>0</text:p>
          </table:table-cell>
          <table:table-cell office:value-type="float" office:value="55674" calcext:value-type="float">
            <text:p>55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5</text:p>
          </table:table-cell>
          <table:table-cell office:value-type="float" office:value="9.481642" calcext:value-type="float">
            <text:p>9.481642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" calcext:value-type="float">
            <text:p>0</text:p>
          </table:table-cell>
          <table:table-cell office:value-type="float" office:value="38985" calcext:value-type="float">
            <text:p>389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6</text:p>
          </table:table-cell>
          <table:table-cell office:value-type="float" office:value="3.993263" calcext:value-type="float">
            <text:p>3.993263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" calcext:value-type="float">
            <text:p>0</text:p>
          </table:table-cell>
          <table:table-cell office:value-type="float" office:value="60023" calcext:value-type="float">
            <text:p>60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7</text:p>
          </table:table-cell>
          <table:table-cell office:value-type="float" office:value="12.63225" calcext:value-type="float">
            <text:p>12.63225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" calcext:value-type="float">
            <text:p>0</text:p>
          </table:table-cell>
          <table:table-cell office:value-type="float" office:value="29651" calcext:value-type="float">
            <text:p>29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8</text:p>
          </table:table-cell>
          <table:table-cell office:value-type="float" office:value="0.070281" calcext:value-type="float">
            <text:p>0.070281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" calcext:value-type="float">
            <text:p>0</text:p>
          </table:table-cell>
          <table:table-cell office:value-type="float" office:value="43446" calcext:value-type="float">
            <text:p>434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09</text:p>
          </table:table-cell>
          <table:table-cell office:value-type="float" office:value="16.726056" calcext:value-type="float">
            <text:p>16.726056</text:p>
          </table:table-cell>
          <table:table-cell office:value-type="float" office:value="0.001806" calcext:value-type="float">
            <text:p>0.001806</text:p>
          </table:table-cell>
          <table:table-cell office:value-type="float" office:value="0" calcext:value-type="float">
            <text:p>0</text:p>
          </table:table-cell>
          <table:table-cell office:value-type="float" office:value="57500" calcext:value-type="float">
            <text:p>57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0</text:p>
          </table:table-cell>
          <table:table-cell office:value-type="float" office:value="0.146139" calcext:value-type="float">
            <text:p>0.14613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" calcext:value-type="float">
            <text:p>0</text:p>
          </table:table-cell>
          <table:table-cell office:value-type="float" office:value="44557" calcext:value-type="float">
            <text:p>445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1</text:p>
          </table:table-cell>
          <table:table-cell office:value-type="float" office:value="8.414904" calcext:value-type="float">
            <text:p>8.414904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0" calcext:value-type="float">
            <text:p>0</text:p>
          </table:table-cell>
          <table:table-cell office:value-type="float" office:value="37399" calcext:value-type="float">
            <text:p>373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2</text:p>
          </table:table-cell>
          <table:table-cell office:value-type="float" office:value="0.118783" calcext:value-type="float">
            <text:p>0.118783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" calcext:value-type="float">
            <text:p>0</text:p>
          </table:table-cell>
          <table:table-cell office:value-type="float" office:value="32265" calcext:value-type="float">
            <text:p>32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3</text:p>
          </table:table-cell>
          <table:table-cell office:value-type="float" office:value="10.129399" calcext:value-type="float">
            <text:p>10.12939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office:value-type="float" office:value="28623" calcext:value-type="float">
            <text:p>286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4</text:p>
          </table:table-cell>
          <table:table-cell office:value-type="float" office:value="0.161011" calcext:value-type="float">
            <text:p>0.161011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" calcext:value-type="float">
            <text:p>0</text:p>
          </table:table-cell>
          <table:table-cell office:value-type="float" office:value="55706" calcext:value-type="float">
            <text:p>55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5</text:p>
          </table:table-cell>
          <table:table-cell office:value-type="float" office:value="0.135301" calcext:value-type="float">
            <text:p>0.135301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" calcext:value-type="float">
            <text:p>0</text:p>
          </table:table-cell>
          <table:table-cell office:value-type="float" office:value="47541" calcext:value-type="float">
            <text:p>47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6</text:p>
          </table:table-cell>
          <table:table-cell office:value-type="float" office:value="0.181782" calcext:value-type="float">
            <text:p>0.181782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" calcext:value-type="float">
            <text:p>0</text:p>
          </table:table-cell>
          <table:table-cell office:value-type="float" office:value="72097" calcext:value-type="float">
            <text:p>72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7</text:p>
          </table:table-cell>
          <table:table-cell office:value-type="float" office:value="0.108691" calcext:value-type="float">
            <text:p>0.108691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0" calcext:value-type="float">
            <text:p>0</text:p>
          </table:table-cell>
          <table:table-cell office:value-type="float" office:value="53141" calcext:value-type="float">
            <text:p>53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8</text:p>
          </table:table-cell>
          <table:table-cell office:value-type="float" office:value="0.12708" calcext:value-type="float">
            <text:p>0.12708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" calcext:value-type="float">
            <text:p>0</text:p>
          </table:table-cell>
          <table:table-cell office:value-type="float" office:value="24703" calcext:value-type="float">
            <text:p>24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19</text:p>
          </table:table-cell>
          <table:table-cell office:value-type="float" office:value="25.034636" calcext:value-type="float">
            <text:p>25.034636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" calcext:value-type="float">
            <text:p>0</text:p>
          </table:table-cell>
          <table:table-cell office:value-type="float" office:value="8693" calcext:value-type="float">
            <text:p>8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0</text:p>
          </table:table-cell>
          <table:table-cell office:value-type="float" office:value="0.197966" calcext:value-type="float">
            <text:p>0.197966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" calcext:value-type="float">
            <text:p>0</text:p>
          </table:table-cell>
          <table:table-cell office:value-type="float" office:value="41465" calcext:value-type="float">
            <text:p>41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1</text:p>
          </table:table-cell>
          <table:table-cell office:value-type="float" office:value="0.04882" calcext:value-type="float">
            <text:p>0.04882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" calcext:value-type="float">
            <text:p>0</text:p>
          </table:table-cell>
          <table:table-cell office:value-type="float" office:value="11002" calcext:value-type="float">
            <text:p>1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2</text:p>
          </table:table-cell>
          <table:table-cell office:value-type="float" office:value="0.14493" calcext:value-type="float">
            <text:p>0.1449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" calcext:value-type="float">
            <text:p>0</text:p>
          </table:table-cell>
          <table:table-cell office:value-type="float" office:value="11834" calcext:value-type="float">
            <text:p>11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3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" calcext:value-type="float">
            <text:p>0</text:p>
          </table:table-cell>
          <table:table-cell office:value-type="float" office:value="34901" calcext:value-type="float">
            <text:p>34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4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" calcext:value-type="float">
            <text:p>0</text:p>
          </table:table-cell>
          <table:table-cell office:value-type="float" office:value="142443" calcext:value-type="float">
            <text:p>142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5</text:p>
          </table:table-cell>
          <table:table-cell office:value-type="float" office:value="0.425112" calcext:value-type="float">
            <text:p>0.425112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" calcext:value-type="float">
            <text:p>0</text:p>
          </table:table-cell>
          <table:table-cell office:value-type="float" office:value="45150" calcext:value-type="float">
            <text:p>45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6</text:p>
          </table:table-cell>
          <table:table-cell office:value-type="float" office:value="25.047002" calcext:value-type="float">
            <text:p>25.047002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0" calcext:value-type="float">
            <text:p>0</text:p>
          </table:table-cell>
          <table:table-cell office:value-type="float" office:value="52944" calcext:value-type="float">
            <text:p>52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7</text:p>
          </table:table-cell>
          <table:table-cell office:value-type="float" office:value="50.087507" calcext:value-type="float">
            <text:p>50.087507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0" calcext:value-type="float">
            <text:p>0</text:p>
          </table:table-cell>
          <table:table-cell office:value-type="float" office:value="25703" calcext:value-type="float">
            <text:p>25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34</text:p>
          </table:table-cell>
          <table:table-cell office:value-type="float" office:value="6.646665" calcext:value-type="float">
            <text:p>6.646665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" calcext:value-type="float">
            <text:p>0</text:p>
          </table:table-cell>
          <table:table-cell office:value-type="float" office:value="24062" calcext:value-type="float">
            <text:p>240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35</text:p>
          </table:table-cell>
          <table:table-cell office:value-type="float" office:value="8.409435" calcext:value-type="float">
            <text:p>8.409435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" calcext:value-type="float">
            <text:p>0</text:p>
          </table:table-cell>
          <table:table-cell office:value-type="float" office:value="58290" calcext:value-type="float">
            <text:p>58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36</text:p>
          </table:table-cell>
          <table:table-cell office:value-type="float" office:value="5.903977" calcext:value-type="float">
            <text:p>5.903977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0" calcext:value-type="float">
            <text:p>0</text:p>
          </table:table-cell>
          <table:table-cell office:value-type="float" office:value="42103" calcext:value-type="float">
            <text:p>421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37</text:p>
          </table:table-cell>
          <table:table-cell office:value-type="float" office:value="7.787293" calcext:value-type="float">
            <text:p>7.787293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" calcext:value-type="float">
            <text:p>0</text:p>
          </table:table-cell>
          <table:table-cell office:value-type="float" office:value="24281" calcext:value-type="float">
            <text:p>242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38</text:p>
          </table:table-cell>
          <table:table-cell office:value-type="float" office:value="6.628104" calcext:value-type="float">
            <text:p>6.628104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" calcext:value-type="float">
            <text:p>0</text:p>
          </table:table-cell>
          <table:table-cell office:value-type="float" office:value="29476" calcext:value-type="float">
            <text:p>294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39</text:p>
          </table:table-cell>
          <table:table-cell office:value-type="float" office:value="5.978211" calcext:value-type="float">
            <text:p>5.978211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" calcext:value-type="float">
            <text:p>0</text:p>
          </table:table-cell>
          <table:table-cell office:value-type="float" office:value="34918" calcext:value-type="float">
            <text:p>349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0</text:p>
          </table:table-cell>
          <table:table-cell office:value-type="float" office:value="6.545596" calcext:value-type="float">
            <text:p>6.545596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" calcext:value-type="float">
            <text:p>0</text:p>
          </table:table-cell>
          <table:table-cell office:value-type="float" office:value="29088" calcext:value-type="float">
            <text:p>2908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1</text:p>
          </table:table-cell>
          <table:table-cell office:value-type="float" office:value="7.018901" calcext:value-type="float">
            <text:p>7.018901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" calcext:value-type="float">
            <text:p>0</text:p>
          </table:table-cell>
          <table:table-cell office:value-type="float" office:value="39113" calcext:value-type="float">
            <text:p>39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2</text:p>
          </table:table-cell>
          <table:table-cell office:value-type="float" office:value="6.970343" calcext:value-type="float">
            <text:p>6.970343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" calcext:value-type="float">
            <text:p>0</text:p>
          </table:table-cell>
          <table:table-cell office:value-type="float" office:value="26590" calcext:value-type="float">
            <text:p>265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3</text:p>
          </table:table-cell>
          <table:table-cell office:value-type="float" office:value="6.777662" calcext:value-type="float">
            <text:p>6.777662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" calcext:value-type="float">
            <text:p>0</text:p>
          </table:table-cell>
          <table:table-cell office:value-type="float" office:value="31578" calcext:value-type="float">
            <text:p>3157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4</text:p>
          </table:table-cell>
          <table:table-cell office:value-type="float" office:value="6.260346" calcext:value-type="float">
            <text:p>6.260346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" calcext:value-type="float">
            <text:p>0</text:p>
          </table:table-cell>
          <table:table-cell office:value-type="float" office:value="33981" calcext:value-type="float">
            <text:p>339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5</text:p>
          </table:table-cell>
          <table:table-cell office:value-type="float" office:value="0.203746" calcext:value-type="float">
            <text:p>0.203746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" calcext:value-type="float">
            <text:p>0</text:p>
          </table:table-cell>
          <table:table-cell office:value-type="float" office:value="34430" calcext:value-type="float">
            <text:p>34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6</text:p>
          </table:table-cell>
          <table:table-cell office:value-type="float" office:value="0.115729" calcext:value-type="float">
            <text:p>0.115729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" calcext:value-type="float">
            <text:p>0</text:p>
          </table:table-cell>
          <table:table-cell office:value-type="float" office:value="29059" calcext:value-type="float">
            <text:p>290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7</text:p>
          </table:table-cell>
          <table:table-cell office:value-type="float" office:value="0.203248" calcext:value-type="float">
            <text:p>0.203248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" calcext:value-type="float">
            <text:p>0</text:p>
          </table:table-cell>
          <table:table-cell office:value-type="float" office:value="31265" calcext:value-type="float">
            <text:p>312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8</text:p>
          </table:table-cell>
          <table:table-cell office:value-type="float" office:value="0.150594" calcext:value-type="float">
            <text:p>0.150594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" calcext:value-type="float">
            <text:p>0</text:p>
          </table:table-cell>
          <table:table-cell office:value-type="float" office:value="36355" calcext:value-type="float">
            <text:p>363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49</text:p>
          </table:table-cell>
          <table:table-cell office:value-type="float" office:value="0.202639" calcext:value-type="float">
            <text:p>0.202639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" calcext:value-type="float">
            <text:p>0</text:p>
          </table:table-cell>
          <table:table-cell office:value-type="float" office:value="44733" calcext:value-type="float">
            <text:p>447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0</text:p>
          </table:table-cell>
          <table:table-cell office:value-type="float" office:value="0.226642" calcext:value-type="float">
            <text:p>0.226642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" calcext:value-type="float">
            <text:p>0</text:p>
          </table:table-cell>
          <table:table-cell office:value-type="float" office:value="30900" calcext:value-type="float">
            <text:p>309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1</text:p>
          </table:table-cell>
          <table:table-cell office:value-type="float" office:value="0.247512" calcext:value-type="float">
            <text:p>0.247512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" calcext:value-type="float">
            <text:p>0</text:p>
          </table:table-cell>
          <table:table-cell office:value-type="float" office:value="43434" calcext:value-type="float">
            <text:p>434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2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" calcext:value-type="float">
            <text:p>0</text:p>
          </table:table-cell>
          <table:table-cell office:value-type="float" office:value="46298" calcext:value-type="float">
            <text:p>4629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3</text:p>
          </table:table-cell>
          <table:table-cell office:value-type="float" office:value="0.221497" calcext:value-type="float">
            <text:p>0.221497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" calcext:value-type="float">
            <text:p>0</text:p>
          </table:table-cell>
          <table:table-cell office:value-type="float" office:value="34465" calcext:value-type="float">
            <text:p>3446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4</text:p>
          </table:table-cell>
          <table:table-cell office:value-type="float" office:value="0.180287" calcext:value-type="float">
            <text:p>0.180287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" calcext:value-type="float">
            <text:p>0</text:p>
          </table:table-cell>
          <table:table-cell office:value-type="float" office:value="39621" calcext:value-type="float">
            <text:p>396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5</text:p>
          </table:table-cell>
          <table:table-cell office:value-type="float" office:value="0.16289" calcext:value-type="float">
            <text:p>0.16289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" calcext:value-type="float">
            <text:p>0</text:p>
          </table:table-cell>
          <table:table-cell office:value-type="float" office:value="30723" calcext:value-type="float">
            <text:p>307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6</text:p>
          </table:table-cell>
          <table:table-cell office:value-type="float" office:value="0.203553" calcext:value-type="float">
            <text:p>0.203553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" calcext:value-type="float">
            <text:p>0</text:p>
          </table:table-cell>
          <table:table-cell office:value-type="float" office:value="39260" calcext:value-type="float">
            <text:p>3926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7</text:p>
          </table:table-cell>
          <table:table-cell office:value-type="float" office:value="0.227097" calcext:value-type="float">
            <text:p>0.227097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" calcext:value-type="float">
            <text:p>0</text:p>
          </table:table-cell>
          <table:table-cell office:value-type="float" office:value="46246" calcext:value-type="float">
            <text:p>462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8</text:p>
          </table:table-cell>
          <table:table-cell office:value-type="float" office:value="0.203833" calcext:value-type="float">
            <text:p>0.203833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0" calcext:value-type="float">
            <text:p>0</text:p>
          </table:table-cell>
          <table:table-cell office:value-type="float" office:value="31085" calcext:value-type="float">
            <text:p>3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4:59</text:p>
          </table:table-cell>
          <table:table-cell office:value-type="float" office:value="0.598668" calcext:value-type="float">
            <text:p>0.598668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" calcext:value-type="float">
            <text:p>0</text:p>
          </table:table-cell>
          <table:table-cell office:value-type="float" office:value="26791" calcext:value-type="float">
            <text:p>2679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0</text:p>
          </table:table-cell>
          <table:table-cell office:value-type="float" office:value="0.193062" calcext:value-type="float">
            <text:p>0.193062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1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" calcext:value-type="float">
            <text:p>0</text:p>
          </table:table-cell>
          <table:table-cell office:value-type="float" office:value="29845" calcext:value-type="float">
            <text:p>298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2</text:p>
          </table:table-cell>
          <table:table-cell office:value-type="float" office:value="0.503975" calcext:value-type="float">
            <text:p>0.503975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" calcext:value-type="float">
            <text:p>0</text:p>
          </table:table-cell>
          <table:table-cell office:value-type="float" office:value="27055" calcext:value-type="float">
            <text:p>2705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3</text:p>
          </table:table-cell>
          <table:table-cell office:value-type="float" office:value="0.487654" calcext:value-type="float">
            <text:p>0.487654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" calcext:value-type="float">
            <text:p>0</text:p>
          </table:table-cell>
          <table:table-cell office:value-type="float" office:value="20275" calcext:value-type="float">
            <text:p>2027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4</text:p>
          </table:table-cell>
          <table:table-cell office:value-type="float" office:value="0.19713" calcext:value-type="float">
            <text:p>0.19713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" calcext:value-type="float">
            <text:p>0</text:p>
          </table:table-cell>
          <table:table-cell office:value-type="float" office:value="41321" calcext:value-type="float">
            <text:p>4132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5</text:p>
          </table:table-cell>
          <table:table-cell office:value-type="float" office:value="0.162116" calcext:value-type="float">
            <text:p>0.162116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" calcext:value-type="float">
            <text:p>0</text:p>
          </table:table-cell>
          <table:table-cell office:value-type="float" office:value="26940" calcext:value-type="float">
            <text:p>269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6</text:p>
          </table:table-cell>
          <table:table-cell office:value-type="float" office:value="0.147253" calcext:value-type="float">
            <text:p>0.147253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0" calcext:value-type="float">
            <text:p>0</text:p>
          </table:table-cell>
          <table:table-cell office:value-type="float" office:value="33250" calcext:value-type="float">
            <text:p>332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7</text:p>
          </table:table-cell>
          <table:table-cell office:value-type="float" office:value="0.511931" calcext:value-type="float">
            <text:p>0.511931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" calcext:value-type="float">
            <text:p>0</text:p>
          </table:table-cell>
          <table:table-cell office:value-type="float" office:value="35992" calcext:value-type="float">
            <text:p>3599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8</text:p>
          </table:table-cell>
          <table:table-cell office:value-type="float" office:value="0.142946" calcext:value-type="float">
            <text:p>0.142946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" calcext:value-type="float">
            <text:p>0</text:p>
          </table:table-cell>
          <table:table-cell office:value-type="float" office:value="33129" calcext:value-type="float">
            <text:p>331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09</text:p>
          </table:table-cell>
          <table:table-cell office:value-type="float" office:value="0.16341" calcext:value-type="float">
            <text:p>0.16341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" calcext:value-type="float">
            <text:p>0</text:p>
          </table:table-cell>
          <table:table-cell office:value-type="float" office:value="49129" calcext:value-type="float">
            <text:p>4912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0</text:p>
          </table:table-cell>
          <table:table-cell office:value-type="float" office:value="0.277475" calcext:value-type="float">
            <text:p>0.277475</text:p>
          </table:table-cell>
          <table:table-cell office:value-type="float" office:value="0.001945" calcext:value-type="float">
            <text:p>0.001945</text:p>
          </table:table-cell>
          <table:table-cell office:value-type="float" office:value="0" calcext:value-type="float">
            <text:p>0</text:p>
          </table:table-cell>
          <table:table-cell office:value-type="float" office:value="33132" calcext:value-type="float">
            <text:p>331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1</text:p>
          </table:table-cell>
          <table:table-cell office:value-type="float" office:value="0.516137" calcext:value-type="float">
            <text:p>0.516137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" calcext:value-type="float">
            <text:p>0</text:p>
          </table:table-cell>
          <table:table-cell office:value-type="float" office:value="27305" calcext:value-type="float">
            <text:p>2730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2</text:p>
          </table:table-cell>
          <table:table-cell office:value-type="float" office:value="0.291804" calcext:value-type="float">
            <text:p>0.291804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" calcext:value-type="float">
            <text:p>0</text:p>
          </table:table-cell>
          <table:table-cell office:value-type="float" office:value="29489" calcext:value-type="float">
            <text:p>294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3</text:p>
          </table:table-cell>
          <table:table-cell office:value-type="float" office:value="0.132513" calcext:value-type="float">
            <text:p>0.13251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28028" calcext:value-type="float">
            <text:p>280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4</text:p>
          </table:table-cell>
          <table:table-cell office:value-type="float" office:value="0.182445" calcext:value-type="float">
            <text:p>0.182445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0" calcext:value-type="float">
            <text:p>0</text:p>
          </table:table-cell>
          <table:table-cell office:value-type="float" office:value="27183" calcext:value-type="float">
            <text:p>2718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5</text:p>
          </table:table-cell>
          <table:table-cell office:value-type="float" office:value="0.931853" calcext:value-type="float">
            <text:p>0.931853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" calcext:value-type="float">
            <text:p>0</text:p>
          </table:table-cell>
          <table:table-cell office:value-type="float" office:value="25982" calcext:value-type="float">
            <text:p>2598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6</text:p>
          </table:table-cell>
          <table:table-cell office:value-type="float" office:value="1.185286" calcext:value-type="float">
            <text:p>1.185286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" calcext:value-type="float">
            <text:p>0</text:p>
          </table:table-cell>
          <table:table-cell office:value-type="float" office:value="31432" calcext:value-type="float">
            <text:p>3143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7</text:p>
          </table:table-cell>
          <table:table-cell office:value-type="float" office:value="0.545894" calcext:value-type="float">
            <text:p>0.545894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" calcext:value-type="float">
            <text:p>0</text:p>
          </table:table-cell>
          <table:table-cell office:value-type="float" office:value="23407" calcext:value-type="float">
            <text:p>2340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8</text:p>
          </table:table-cell>
          <table:table-cell office:value-type="float" office:value="1.913193" calcext:value-type="float">
            <text:p>1.913193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0" calcext:value-type="float">
            <text:p>0</text:p>
          </table:table-cell>
          <table:table-cell office:value-type="float" office:value="31230" calcext:value-type="float">
            <text:p>312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19</text:p>
          </table:table-cell>
          <table:table-cell office:value-type="float" office:value="0.916285" calcext:value-type="float">
            <text:p>0.916285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" calcext:value-type="float">
            <text:p>0</text:p>
          </table:table-cell>
          <table:table-cell office:value-type="float" office:value="28390" calcext:value-type="float">
            <text:p>283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0</text:p>
          </table:table-cell>
          <table:table-cell office:value-type="float" office:value="1.256781" calcext:value-type="float">
            <text:p>1.256781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" calcext:value-type="float">
            <text:p>0</text:p>
          </table:table-cell>
          <table:table-cell office:value-type="float" office:value="29694" calcext:value-type="float">
            <text:p>2969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1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" calcext:value-type="float">
            <text:p>0</text:p>
          </table:table-cell>
          <table:table-cell office:value-type="float" office:value="35460" calcext:value-type="float">
            <text:p>354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2</text:p>
          </table:table-cell>
          <table:table-cell office:value-type="float" office:value="0.902973" calcext:value-type="float">
            <text:p>0.902973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" calcext:value-type="float">
            <text:p>0</text:p>
          </table:table-cell>
          <table:table-cell office:value-type="float" office:value="37836" calcext:value-type="float">
            <text:p>378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3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4</text:p>
          </table:table-cell>
          <table:table-cell office:value-type="float" office:value="0.897955" calcext:value-type="float">
            <text:p>0.897955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" calcext:value-type="float">
            <text:p>0</text:p>
          </table:table-cell>
          <table:table-cell office:value-type="float" office:value="37268" calcext:value-type="float">
            <text:p>3726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5</text:p>
          </table:table-cell>
          <table:table-cell office:value-type="float" office:value="0.324727" calcext:value-type="float">
            <text:p>0.324727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" calcext:value-type="float">
            <text:p>0</text:p>
          </table:table-cell>
          <table:table-cell office:value-type="float" office:value="37242" calcext:value-type="float">
            <text:p>3724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6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" calcext:value-type="float">
            <text:p>0</text:p>
          </table:table-cell>
          <table:table-cell office:value-type="float" office:value="24199" calcext:value-type="float">
            <text:p>2419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7</text:p>
          </table:table-cell>
          <table:table-cell office:value-type="float" office:value="0.727044" calcext:value-type="float">
            <text:p>0.727044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0" calcext:value-type="float">
            <text:p>0</text:p>
          </table:table-cell>
          <table:table-cell office:value-type="float" office:value="25325" calcext:value-type="float">
            <text:p>253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8</text:p>
          </table:table-cell>
          <table:table-cell office:value-type="float" office:value="0.417996" calcext:value-type="float">
            <text:p>0.417996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" calcext:value-type="float">
            <text:p>0</text:p>
          </table:table-cell>
          <table:table-cell office:value-type="float" office:value="27723" calcext:value-type="float">
            <text:p>2772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29</text:p>
          </table:table-cell>
          <table:table-cell office:value-type="float" office:value="0.967924" calcext:value-type="float">
            <text:p>0.967924</text:p>
          </table:table-cell>
          <table:table-cell office:value-type="float" office:value="0.004047" calcext:value-type="float">
            <text:p>0.004047</text:p>
          </table:table-cell>
          <table:table-cell office:value-type="float" office:value="0" calcext:value-type="float">
            <text:p>0</text:p>
          </table:table-cell>
          <table:table-cell office:value-type="float" office:value="33251" calcext:value-type="float">
            <text:p>332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0</text:p>
          </table:table-cell>
          <table:table-cell office:value-type="float" office:value="1.120408" calcext:value-type="float">
            <text:p>1.120408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" calcext:value-type="float">
            <text:p>0</text:p>
          </table:table-cell>
          <table:table-cell office:value-type="float" office:value="28811" calcext:value-type="float">
            <text:p>2881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1</text:p>
          </table:table-cell>
          <table:table-cell office:value-type="float" office:value="1.201087" calcext:value-type="float">
            <text:p>1.201087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" calcext:value-type="float">
            <text:p>0</text:p>
          </table:table-cell>
          <table:table-cell office:value-type="float" office:value="42909" calcext:value-type="float">
            <text:p>4290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2</text:p>
          </table:table-cell>
          <table:table-cell office:value-type="float" office:value="4.036499" calcext:value-type="float">
            <text:p>4.036499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" calcext:value-type="float">
            <text:p>0</text:p>
          </table:table-cell>
          <table:table-cell office:value-type="float" office:value="36951" calcext:value-type="float">
            <text:p>3695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3</text:p>
          </table:table-cell>
          <table:table-cell office:value-type="float" office:value="7.043596" calcext:value-type="float">
            <text:p>7.043596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" calcext:value-type="float">
            <text:p>0</text:p>
          </table:table-cell>
          <table:table-cell office:value-type="float" office:value="32144" calcext:value-type="float">
            <text:p>3214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4</text:p>
          </table:table-cell>
          <table:table-cell office:value-type="float" office:value="10.322351" calcext:value-type="float">
            <text:p>10.322351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0" calcext:value-type="float">
            <text:p>0</text:p>
          </table:table-cell>
          <table:table-cell office:value-type="float" office:value="29850" calcext:value-type="float">
            <text:p>298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5</text:p>
          </table:table-cell>
          <table:table-cell office:value-type="float" office:value="11.093465" calcext:value-type="float">
            <text:p>11.093465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0" calcext:value-type="float">
            <text:p>0</text:p>
          </table:table-cell>
          <table:table-cell office:value-type="float" office:value="22042" calcext:value-type="float">
            <text:p>220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6</text:p>
          </table:table-cell>
          <table:table-cell office:value-type="float" office:value="12.136858" calcext:value-type="float">
            <text:p>12.136858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0" calcext:value-type="float">
            <text:p>0</text:p>
          </table:table-cell>
          <table:table-cell office:value-type="float" office:value="37098" calcext:value-type="float">
            <text:p>3709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7</text:p>
          </table:table-cell>
          <table:table-cell office:value-type="float" office:value="10.24035" calcext:value-type="float">
            <text:p>10.24035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" calcext:value-type="float">
            <text:p>0</text:p>
          </table:table-cell>
          <table:table-cell office:value-type="float" office:value="28843" calcext:value-type="float">
            <text:p>288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8</text:p>
          </table:table-cell>
          <table:table-cell office:value-type="float" office:value="10.712302" calcext:value-type="float">
            <text:p>10.712302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" calcext:value-type="float">
            <text:p>0</text:p>
          </table:table-cell>
          <table:table-cell office:value-type="float" office:value="35740" calcext:value-type="float">
            <text:p>357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39</text:p>
          </table:table-cell>
          <table:table-cell office:value-type="float" office:value="13.718298" calcext:value-type="float">
            <text:p>13.718298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" calcext:value-type="float">
            <text:p>0</text:p>
          </table:table-cell>
          <table:table-cell office:value-type="float" office:value="23281" calcext:value-type="float">
            <text:p>232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0</text:p>
          </table:table-cell>
          <table:table-cell office:value-type="float" office:value="10.450389" calcext:value-type="float">
            <text:p>10.450389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" calcext:value-type="float">
            <text:p>0</text:p>
          </table:table-cell>
          <table:table-cell office:value-type="float" office:value="28819" calcext:value-type="float">
            <text:p>288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1</text:p>
          </table:table-cell>
          <table:table-cell office:value-type="float" office:value="9.064068" calcext:value-type="float">
            <text:p>9.064068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" calcext:value-type="float">
            <text:p>0</text:p>
          </table:table-cell>
          <table:table-cell office:value-type="float" office:value="28040" calcext:value-type="float">
            <text:p>280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2</text:p>
          </table:table-cell>
          <table:table-cell office:value-type="float" office:value="15.726899" calcext:value-type="float">
            <text:p>15.726899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" calcext:value-type="float">
            <text:p>0</text:p>
          </table:table-cell>
          <table:table-cell office:value-type="float" office:value="15823" calcext:value-type="float">
            <text:p>158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3</text:p>
          </table:table-cell>
          <table:table-cell office:value-type="float" office:value="11.413898" calcext:value-type="float">
            <text:p>11.413898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" calcext:value-type="float">
            <text:p>0</text:p>
          </table:table-cell>
          <table:table-cell office:value-type="float" office:value="11265" calcext:value-type="float">
            <text:p>11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4</text:p>
          </table:table-cell>
          <table:table-cell office:value-type="float" office:value="8.967172" calcext:value-type="float">
            <text:p>8.967172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" calcext:value-type="float">
            <text:p>0</text:p>
          </table:table-cell>
          <table:table-cell office:value-type="float" office:value="60982" calcext:value-type="float">
            <text:p>609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5</text:p>
          </table:table-cell>
          <table:table-cell office:value-type="float" office:value="13.682376" calcext:value-type="float">
            <text:p>13.682376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6</text:p>
          </table:table-cell>
          <table:table-cell office:value-type="float" office:value="15.030384" calcext:value-type="float">
            <text:p>15.030384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" calcext:value-type="float">
            <text:p>0</text:p>
          </table:table-cell>
          <table:table-cell office:value-type="float" office:value="5708" calcext:value-type="float">
            <text:p>57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7</text:p>
          </table:table-cell>
          <table:table-cell office:value-type="float" office:value="7.29947" calcext:value-type="float">
            <text:p>7.29947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" calcext:value-type="float">
            <text:p>0</text:p>
          </table:table-cell>
          <table:table-cell office:value-type="float" office:value="34675" calcext:value-type="float">
            <text:p>34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8</text:p>
          </table:table-cell>
          <table:table-cell office:value-type="float" office:value="8.426536" calcext:value-type="float">
            <text:p>8.426536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" calcext:value-type="float">
            <text:p>0</text:p>
          </table:table-cell>
          <table:table-cell office:value-type="float" office:value="81512" calcext:value-type="float">
            <text:p>815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49</text:p>
          </table:table-cell>
          <table:table-cell office:value-type="float" office:value="8.417499" calcext:value-type="float">
            <text:p>8.417499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" calcext:value-type="float">
            <text:p>0</text:p>
          </table:table-cell>
          <table:table-cell office:value-type="float" office:value="8831" calcext:value-type="float">
            <text:p>88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0</text:p>
          </table:table-cell>
          <table:table-cell office:value-type="float" office:value="20.056793" calcext:value-type="float">
            <text:p>20.056793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" calcext:value-type="float">
            <text:p>0</text:p>
          </table:table-cell>
          <table:table-cell office:value-type="float" office:value="5038" calcext:value-type="float">
            <text:p>5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1</text:p>
          </table:table-cell>
          <table:table-cell office:value-type="float" office:value="33.423295" calcext:value-type="float">
            <text:p>33.423295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" calcext:value-type="float">
            <text:p>0</text:p>
          </table:table-cell>
          <table:table-cell office:value-type="float" office:value="14990" calcext:value-type="float">
            <text:p>14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2</text:p>
          </table:table-cell>
          <table:table-cell office:value-type="float" office:value="0.050709" calcext:value-type="float">
            <text:p>0.050709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" calcext:value-type="float">
            <text:p>0</text:p>
          </table:table-cell>
          <table:table-cell office:value-type="float" office:value="13912" calcext:value-type="float">
            <text:p>13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3</text:p>
          </table:table-cell>
          <table:table-cell office:value-type="float" office:value="0.153395" calcext:value-type="float">
            <text:p>0.153395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" calcext:value-type="float">
            <text:p>0</text:p>
          </table:table-cell>
          <table:table-cell office:value-type="float" office:value="28272" calcext:value-type="float">
            <text:p>28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4</text:p>
          </table:table-cell>
          <table:table-cell office:value-type="float" office:value="16.748147" calcext:value-type="float">
            <text:p>16.74814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" calcext:value-type="float">
            <text:p>0</text:p>
          </table:table-cell>
          <table:table-cell office:value-type="float" office:value="14661" calcext:value-type="float">
            <text:p>14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5</text:p>
          </table:table-cell>
          <table:table-cell office:value-type="float" office:value="50.142076" calcext:value-type="float">
            <text:p>50.142076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" calcext:value-type="float">
            <text:p>0</text:p>
          </table:table-cell>
          <table:table-cell office:value-type="float" office:value="20439" calcext:value-type="float">
            <text:p>20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5:57</text:p>
          </table:table-cell>
          <table:table-cell office:value-type="float" office:value="100.005018" calcext:value-type="float">
            <text:p>100.00501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1</text:p>
          </table:table-cell>
          <table:table-cell office:value-type="float" office:value="25.973917" calcext:value-type="float">
            <text:p>25.973917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13678" calcext:value-type="float">
            <text:p>1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5</text:p>
          </table:table-cell>
          <table:table-cell office:value-type="float" office:value="0.126839" calcext:value-type="float">
            <text:p>0.126839</text:p>
          </table:table-cell>
          <table:table-cell office:value-type="float" office:value="0.005285" calcext:value-type="float">
            <text:p>0.005285</text:p>
          </table:table-cell>
          <table:table-cell office:value-type="float" office:value="0" calcext:value-type="float">
            <text:p>0</text:p>
          </table:table-cell>
          <table:table-cell office:value-type="float" office:value="101164" calcext:value-type="float">
            <text:p>10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6</text:p>
          </table:table-cell>
          <table:table-cell office:value-type="float" office:value="17.96155" calcext:value-type="float">
            <text:p>17.96155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" calcext:value-type="float">
            <text:p>0</text:p>
          </table:table-cell>
          <table:table-cell office:value-type="float" office:value="11038" calcext:value-type="float">
            <text:p>1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7</text:p>
          </table:table-cell>
          <table:table-cell office:value-type="float" office:value="25.107118" calcext:value-type="float">
            <text:p>25.107118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8</text:p>
          </table:table-cell>
          <table:table-cell office:value-type="float" office:value="0.172619" calcext:value-type="float">
            <text:p>0.17261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" calcext:value-type="float">
            <text:p>0</text:p>
          </table:table-cell>
          <table:table-cell office:value-type="float" office:value="10691" calcext:value-type="float">
            <text:p>10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09</text:p>
          </table:table-cell>
          <table:table-cell office:value-type="float" office:value="100.005036" calcext:value-type="float">
            <text:p>100.00503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26</text:p>
          </table:table-cell>
          <table:table-cell office:value-type="float" office:value="0.134756" calcext:value-type="float">
            <text:p>0.134756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" calcext:value-type="float">
            <text:p>0</text:p>
          </table:table-cell>
          <table:table-cell office:value-type="float" office:value="9673" calcext:value-type="float">
            <text:p>9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27</text:p>
          </table:table-cell>
          <table:table-cell office:value-type="float" office:value="6.902903" calcext:value-type="float">
            <text:p>6.902903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" calcext:value-type="float">
            <text:p>0</text:p>
          </table:table-cell>
          <table:table-cell office:value-type="float" office:value="21240" calcext:value-type="float">
            <text:p>21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28</text:p>
          </table:table-cell>
          <table:table-cell office:value-type="float" office:value="7.92569" calcext:value-type="float">
            <text:p>7.92569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" calcext:value-type="float">
            <text:p>0</text:p>
          </table:table-cell>
          <table:table-cell office:value-type="float" office:value="48666" calcext:value-type="float">
            <text:p>48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29</text:p>
          </table:table-cell>
          <table:table-cell office:value-type="float" office:value="0.054401" calcext:value-type="float">
            <text:p>0.054401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" calcext:value-type="float">
            <text:p>0</text:p>
          </table:table-cell>
          <table:table-cell office:value-type="float" office:value="65472" calcext:value-type="float">
            <text:p>65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0</text:p>
          </table:table-cell>
          <table:table-cell office:value-type="float" office:value="0.282589" calcext:value-type="float">
            <text:p>0.282589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" calcext:value-type="float">
            <text:p>0</text:p>
          </table:table-cell>
          <table:table-cell office:value-type="float" office:value="17373" calcext:value-type="float">
            <text:p>173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1</text:p>
          </table:table-cell>
          <table:table-cell office:value-type="float" office:value="10.588034" calcext:value-type="float">
            <text:p>10.58803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14377" calcext:value-type="float">
            <text:p>14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2</text:p>
          </table:table-cell>
          <table:table-cell office:value-type="float" office:value="14.591062" calcext:value-type="float">
            <text:p>14.591062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" calcext:value-type="float">
            <text:p>0</text:p>
          </table:table-cell>
          <table:table-cell office:value-type="float" office:value="56603" calcext:value-type="float">
            <text:p>56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3</text:p>
          </table:table-cell>
          <table:table-cell office:value-type="float" office:value="0.114206" calcext:value-type="float">
            <text:p>0.114206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" calcext:value-type="float">
            <text:p>0</text:p>
          </table:table-cell>
          <table:table-cell office:value-type="float" office:value="15498" calcext:value-type="float">
            <text:p>15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4</text:p>
          </table:table-cell>
          <table:table-cell office:value-type="float" office:value="0.285609" calcext:value-type="float">
            <text:p>0.285609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" calcext:value-type="float">
            <text:p>0</text:p>
          </table:table-cell>
          <table:table-cell office:value-type="float" office:value="30331" calcext:value-type="float">
            <text:p>30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5</text:p>
          </table:table-cell>
          <table:table-cell office:value-type="float" office:value="0.241372" calcext:value-type="float">
            <text:p>0.241372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" calcext:value-type="float">
            <text:p>0</text:p>
          </table:table-cell>
          <table:table-cell office:value-type="float" office:value="25312" calcext:value-type="float">
            <text:p>25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6</text:p>
          </table:table-cell>
          <table:table-cell office:value-type="float" office:value="0.063109" calcext:value-type="float">
            <text:p>0.063109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" calcext:value-type="float">
            <text:p>0</text:p>
          </table:table-cell>
          <table:table-cell office:value-type="float" office:value="55738" calcext:value-type="float">
            <text:p>55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7</text:p>
          </table:table-cell>
          <table:table-cell office:value-type="float" office:value="0.588746" calcext:value-type="float">
            <text:p>0.588746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" calcext:value-type="float">
            <text:p>0</text:p>
          </table:table-cell>
          <table:table-cell office:value-type="float" office:value="286399" calcext:value-type="float">
            <text:p>286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8</text:p>
          </table:table-cell>
          <table:table-cell office:value-type="float" office:value="0.306601" calcext:value-type="float">
            <text:p>0.306601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" calcext:value-type="float">
            <text:p>0</text:p>
          </table:table-cell>
          <table:table-cell office:value-type="float" office:value="10282" calcext:value-type="float">
            <text:p>10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39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" calcext:value-type="float">
            <text:p>0</text:p>
          </table:table-cell>
          <table:table-cell office:value-type="float" office:value="12906" calcext:value-type="float">
            <text:p>12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0</text:p>
          </table:table-cell>
          <table:table-cell office:value-type="float" office:value="0.073078" calcext:value-type="float">
            <text:p>0.073078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" calcext:value-type="float">
            <text:p>0</text:p>
          </table:table-cell>
          <table:table-cell office:value-type="float" office:value="20988" calcext:value-type="float">
            <text:p>20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1</text:p>
          </table:table-cell>
          <table:table-cell office:value-type="float" office:value="0.111221" calcext:value-type="float">
            <text:p>0.111221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" calcext:value-type="float">
            <text:p>0</text:p>
          </table:table-cell>
          <table:table-cell office:value-type="float" office:value="51990" calcext:value-type="float">
            <text:p>5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2</text:p>
          </table:table-cell>
          <table:table-cell office:value-type="float" office:value="0.130382" calcext:value-type="float">
            <text:p>0.130382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" calcext:value-type="float">
            <text:p>0</text:p>
          </table:table-cell>
          <table:table-cell office:value-type="float" office:value="125828" calcext:value-type="float">
            <text:p>125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3</text:p>
          </table:table-cell>
          <table:table-cell office:value-type="float" office:value="0.495994" calcext:value-type="float">
            <text:p>0.495994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" calcext:value-type="float">
            <text:p>0</text:p>
          </table:table-cell>
          <table:table-cell office:value-type="float" office:value="75895" calcext:value-type="float">
            <text:p>75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4</text:p>
          </table:table-cell>
          <table:table-cell office:value-type="float" office:value="0.26309" calcext:value-type="float">
            <text:p>0.26309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" calcext:value-type="float">
            <text:p>0</text:p>
          </table:table-cell>
          <table:table-cell office:value-type="float" office:value="48636" calcext:value-type="float">
            <text:p>48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5</text:p>
          </table:table-cell>
          <table:table-cell office:value-type="float" office:value="0.450917" calcext:value-type="float">
            <text:p>0.450917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" calcext:value-type="float">
            <text:p>0</text:p>
          </table:table-cell>
          <table:table-cell office:value-type="float" office:value="107799" calcext:value-type="float">
            <text:p>107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6</text:p>
          </table:table-cell>
          <table:table-cell office:value-type="float" office:value="0.513658" calcext:value-type="float">
            <text:p>0.513658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" calcext:value-type="float">
            <text:p>0</text:p>
          </table:table-cell>
          <table:table-cell office:value-type="float" office:value="81070" calcext:value-type="float">
            <text:p>8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7</text:p>
          </table:table-cell>
          <table:table-cell office:value-type="float" office:value="0.348678" calcext:value-type="float">
            <text:p>0.348678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" calcext:value-type="float">
            <text:p>0</text:p>
          </table:table-cell>
          <table:table-cell office:value-type="float" office:value="48511" calcext:value-type="float">
            <text:p>48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8</text:p>
          </table:table-cell>
          <table:table-cell office:value-type="float" office:value="0.127402" calcext:value-type="float">
            <text:p>0.1274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29402" calcext:value-type="float">
            <text:p>29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49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9818" calcext:value-type="float">
            <text:p>9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0</text:p>
          </table:table-cell>
          <table:table-cell office:value-type="float" office:value="0.068031" calcext:value-type="float">
            <text:p>0.06803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0260" calcext:value-type="float">
            <text:p>2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6: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0</text:p>
          </table:table-cell>
          <table:table-cell office:value-type="float" office:value="0.087062" calcext:value-type="float">
            <text:p>0.087062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" calcext:value-type="float">
            <text:p>0</text:p>
          </table:table-cell>
          <table:table-cell office:value-type="float" office:value="63369" calcext:value-type="float">
            <text:p>63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1</text:p>
          </table:table-cell>
          <table:table-cell office:value-type="float" office:value="0.491837" calcext:value-type="float">
            <text:p>0.491837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" calcext:value-type="float">
            <text:p>0</text:p>
          </table:table-cell>
          <table:table-cell office:value-type="float" office:value="17491" calcext:value-type="float">
            <text:p>17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2</text:p>
          </table:table-cell>
          <table:table-cell office:value-type="float" office:value="0.091787" calcext:value-type="float">
            <text:p>0.09178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45415" calcext:value-type="float">
            <text:p>45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3</text:p>
          </table:table-cell>
          <table:table-cell office:value-type="float" office:value="0.089187" calcext:value-type="float">
            <text:p>0.089187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" calcext:value-type="float">
            <text:p>0</text:p>
          </table:table-cell>
          <table:table-cell office:value-type="float" office:value="26440" calcext:value-type="float">
            <text:p>26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4</text:p>
          </table:table-cell>
          <table:table-cell office:value-type="float" office:value="0.059326" calcext:value-type="float">
            <text:p>0.059326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" calcext:value-type="float">
            <text:p>0</text:p>
          </table:table-cell>
          <table:table-cell office:value-type="float" office:value="26709" calcext:value-type="float">
            <text:p>26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5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" calcext:value-type="float">
            <text:p>0</text:p>
          </table:table-cell>
          <table:table-cell office:value-type="float" office:value="87951" calcext:value-type="float">
            <text:p>87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6</text:p>
          </table:table-cell>
          <table:table-cell office:value-type="float" office:value="0.118951" calcext:value-type="float">
            <text:p>0.118951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" calcext:value-type="float">
            <text:p>0</text:p>
          </table:table-cell>
          <table:table-cell office:value-type="float" office:value="60713" calcext:value-type="float">
            <text:p>60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7</text:p>
          </table:table-cell>
          <table:table-cell office:value-type="float" office:value="0.231412" calcext:value-type="float">
            <text:p>0.231412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" calcext:value-type="float">
            <text:p>0</text:p>
          </table:table-cell>
          <table:table-cell office:value-type="float" office:value="122605" calcext:value-type="float">
            <text:p>122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8</text:p>
          </table:table-cell>
          <table:table-cell office:value-type="float" office:value="0.100222" calcext:value-type="float">
            <text:p>0.100222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" calcext:value-type="float">
            <text:p>0</text:p>
          </table:table-cell>
          <table:table-cell office:value-type="float" office:value="25978" calcext:value-type="float">
            <text:p>25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09</text:p>
          </table:table-cell>
          <table:table-cell office:value-type="float" office:value="0.153932" calcext:value-type="float">
            <text:p>0.1539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61975" calcext:value-type="float">
            <text:p>61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0</text:p>
          </table:table-cell>
          <table:table-cell office:value-type="float" office:value="0.048981" calcext:value-type="float">
            <text:p>0.048981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" calcext:value-type="float">
            <text:p>0</text:p>
          </table:table-cell>
          <table:table-cell office:value-type="float" office:value="93364" calcext:value-type="float">
            <text:p>93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1</text:p>
          </table:table-cell>
          <table:table-cell office:value-type="float" office:value="0.084452" calcext:value-type="float">
            <text:p>0.084452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" calcext:value-type="float">
            <text:p>0</text:p>
          </table:table-cell>
          <table:table-cell office:value-type="float" office:value="23331" calcext:value-type="float">
            <text:p>23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2</text:p>
          </table:table-cell>
          <table:table-cell office:value-type="float" office:value="0.059201" calcext:value-type="float">
            <text:p>0.059201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" calcext:value-type="float">
            <text:p>0</text:p>
          </table:table-cell>
          <table:table-cell office:value-type="float" office:value="25501" calcext:value-type="float">
            <text:p>25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3</text:p>
          </table:table-cell>
          <table:table-cell office:value-type="float" office:value="0.216571" calcext:value-type="float">
            <text:p>0.216571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4793" calcext:value-type="float">
            <text:p>4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4</text:p>
          </table:table-cell>
          <table:table-cell office:value-type="float" office:value="0.162474" calcext:value-type="float">
            <text:p>0.162474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5</text:p>
          </table:table-cell>
          <table:table-cell office:value-type="float" office:value="0.15948" calcext:value-type="float">
            <text:p>0.15948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" calcext:value-type="float">
            <text:p>0</text:p>
          </table:table-cell>
          <table:table-cell office:value-type="float" office:value="19909" calcext:value-type="float">
            <text:p>19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6</text:p>
          </table:table-cell>
          <table:table-cell office:value-type="float" office:value="0.321031" calcext:value-type="float">
            <text:p>0.321031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0" calcext:value-type="float">
            <text:p>0</text:p>
          </table:table-cell>
          <table:table-cell office:value-type="float" office:value="69457" calcext:value-type="float">
            <text:p>69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7</text:p>
          </table:table-cell>
          <table:table-cell office:value-type="float" office:value="0.075631" calcext:value-type="float">
            <text:p>0.075631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" calcext:value-type="float">
            <text:p>0</text:p>
          </table:table-cell>
          <table:table-cell office:value-type="float" office:value="25884" calcext:value-type="float">
            <text:p>25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8</text:p>
          </table:table-cell>
          <table:table-cell office:value-type="float" office:value="0.205642" calcext:value-type="float">
            <text:p>0.205642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" calcext:value-type="float">
            <text:p>0</text:p>
          </table:table-cell>
          <table:table-cell office:value-type="float" office:value="9156" calcext:value-type="float">
            <text:p>9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19</text:p>
          </table:table-cell>
          <table:table-cell office:value-type="float" office:value="0.106593" calcext:value-type="float">
            <text:p>0.106593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6687" calcext:value-type="float">
            <text:p>6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0</text:p>
          </table:table-cell>
          <table:table-cell office:value-type="float" office:value="0.217168" calcext:value-type="float">
            <text:p>0.217168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" calcext:value-type="float">
            <text:p>0</text:p>
          </table:table-cell>
          <table:table-cell office:value-type="float" office:value="26866" calcext:value-type="float">
            <text:p>26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1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" calcext:value-type="float">
            <text:p>0</text:p>
          </table:table-cell>
          <table:table-cell office:value-type="float" office:value="40282" calcext:value-type="float">
            <text:p>40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2</text:p>
          </table:table-cell>
          <table:table-cell office:value-type="float" office:value="0.164903" calcext:value-type="float">
            <text:p>0.16490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" calcext:value-type="float">
            <text:p>0</text:p>
          </table:table-cell>
          <table:table-cell office:value-type="float" office:value="41524" calcext:value-type="float">
            <text:p>415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3</text:p>
          </table:table-cell>
          <table:table-cell office:value-type="float" office:value="0.236659" calcext:value-type="float">
            <text:p>0.236659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" calcext:value-type="float">
            <text:p>0</text:p>
          </table:table-cell>
          <table:table-cell office:value-type="float" office:value="21330" calcext:value-type="float">
            <text:p>21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4</text:p>
          </table:table-cell>
          <table:table-cell office:value-type="float" office:value="0.195586" calcext:value-type="float">
            <text:p>0.195586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" calcext:value-type="float">
            <text:p>0</text:p>
          </table:table-cell>
          <table:table-cell office:value-type="float" office:value="19950" calcext:value-type="float">
            <text:p>19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5</text:p>
          </table:table-cell>
          <table:table-cell office:value-type="float" office:value="0.256059" calcext:value-type="float">
            <text:p>0.256059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" calcext:value-type="float">
            <text:p>0</text:p>
          </table:table-cell>
          <table:table-cell office:value-type="float" office:value="61236" calcext:value-type="float">
            <text:p>61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6</text:p>
          </table:table-cell>
          <table:table-cell office:value-type="float" office:value="0.325725" calcext:value-type="float">
            <text:p>0.32572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" calcext:value-type="float">
            <text:p>0</text:p>
          </table:table-cell>
          <table:table-cell office:value-type="float" office:value="26399" calcext:value-type="float">
            <text:p>26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7</text:p>
          </table:table-cell>
          <table:table-cell office:value-type="float" office:value="0.230366" calcext:value-type="float">
            <text:p>0.230366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" calcext:value-type="float">
            <text:p>0</text:p>
          </table:table-cell>
          <table:table-cell office:value-type="float" office:value="30399" calcext:value-type="float">
            <text:p>30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8</text:p>
          </table:table-cell>
          <table:table-cell office:value-type="float" office:value="0.087756" calcext:value-type="float">
            <text:p>0.087756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" calcext:value-type="float">
            <text:p>0</text:p>
          </table:table-cell>
          <table:table-cell office:value-type="float" office:value="47393" calcext:value-type="float">
            <text:p>47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29</text:p>
          </table:table-cell>
          <table:table-cell office:value-type="float" office:value="0.068446" calcext:value-type="float">
            <text:p>0.068446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" calcext:value-type="float">
            <text:p>0</text:p>
          </table:table-cell>
          <table:table-cell office:value-type="float" office:value="32945" calcext:value-type="float">
            <text:p>32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0</text:p>
          </table:table-cell>
          <table:table-cell office:value-type="float" office:value="0.131352" calcext:value-type="float">
            <text:p>0.131352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" calcext:value-type="float">
            <text:p>0</text:p>
          </table:table-cell>
          <table:table-cell office:value-type="float" office:value="27044" calcext:value-type="float">
            <text:p>27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1</text:p>
          </table:table-cell>
          <table:table-cell office:value-type="float" office:value="0.102141" calcext:value-type="float">
            <text:p>0.102141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" calcext:value-type="float">
            <text:p>0</text:p>
          </table:table-cell>
          <table:table-cell office:value-type="float" office:value="39544" calcext:value-type="float">
            <text:p>39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2</text:p>
          </table:table-cell>
          <table:table-cell office:value-type="float" office:value="0.097733" calcext:value-type="float">
            <text:p>0.097733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" calcext:value-type="float">
            <text:p>0</text:p>
          </table:table-cell>
          <table:table-cell office:value-type="float" office:value="18261" calcext:value-type="float">
            <text:p>18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" calcext:value-type="float">
            <text:p>0</text:p>
          </table:table-cell>
          <table:table-cell office:value-type="float" office:value="24749" calcext:value-type="float">
            <text:p>24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4</text:p>
          </table:table-cell>
          <table:table-cell office:value-type="float" office:value="0.24054" calcext:value-type="float">
            <text:p>0.24054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29633" calcext:value-type="float">
            <text:p>296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5</text:p>
          </table:table-cell>
          <table:table-cell office:value-type="float" office:value="0.222013" calcext:value-type="float">
            <text:p>0.222013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" calcext:value-type="float">
            <text:p>0</text:p>
          </table:table-cell>
          <table:table-cell office:value-type="float" office:value="61652" calcext:value-type="float">
            <text:p>61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6</text:p>
          </table:table-cell>
          <table:table-cell office:value-type="float" office:value="0.105993" calcext:value-type="float">
            <text:p>0.105993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" calcext:value-type="float">
            <text:p>0</text:p>
          </table:table-cell>
          <table:table-cell office:value-type="float" office:value="65318" calcext:value-type="float">
            <text:p>65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7</text:p>
          </table:table-cell>
          <table:table-cell office:value-type="float" office:value="0.226119" calcext:value-type="float">
            <text:p>0.226119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" calcext:value-type="float">
            <text:p>0</text:p>
          </table:table-cell>
          <table:table-cell office:value-type="float" office:value="53776" calcext:value-type="float">
            <text:p>53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8</text:p>
          </table:table-cell>
          <table:table-cell office:value-type="float" office:value="0.101614" calcext:value-type="float">
            <text:p>0.101614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" calcext:value-type="float">
            <text:p>0</text:p>
          </table:table-cell>
          <table:table-cell office:value-type="float" office:value="38806" calcext:value-type="float">
            <text:p>38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39</text:p>
          </table:table-cell>
          <table:table-cell office:value-type="float" office:value="0.137861" calcext:value-type="float">
            <text:p>0.137861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" calcext:value-type="float">
            <text:p>0</text:p>
          </table:table-cell>
          <table:table-cell office:value-type="float" office:value="33156" calcext:value-type="float">
            <text:p>3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0</text:p>
          </table:table-cell>
          <table:table-cell office:value-type="float" office:value="0.217691" calcext:value-type="float">
            <text:p>0.217691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" calcext:value-type="float">
            <text:p>0</text:p>
          </table:table-cell>
          <table:table-cell office:value-type="float" office:value="11962" calcext:value-type="float">
            <text:p>1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1</text:p>
          </table:table-cell>
          <table:table-cell office:value-type="float" office:value="0.170326" calcext:value-type="float">
            <text:p>0.17032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18087" calcext:value-type="float">
            <text:p>18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2</text:p>
          </table:table-cell>
          <table:table-cell office:value-type="float" office:value="0.181908" calcext:value-type="float">
            <text:p>0.181908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" calcext:value-type="float">
            <text:p>0</text:p>
          </table:table-cell>
          <table:table-cell office:value-type="float" office:value="12638" calcext:value-type="float">
            <text:p>12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3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" calcext:value-type="float">
            <text:p>0</text:p>
          </table:table-cell>
          <table:table-cell office:value-type="float" office:value="24490" calcext:value-type="float">
            <text:p>24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4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" calcext:value-type="float">
            <text:p>0</text:p>
          </table:table-cell>
          <table:table-cell office:value-type="float" office:value="7771" calcext:value-type="float">
            <text:p>7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5</text:p>
          </table:table-cell>
          <table:table-cell office:value-type="float" office:value="0.178895" calcext:value-type="float">
            <text:p>0.178895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" calcext:value-type="float">
            <text:p>0</text:p>
          </table:table-cell>
          <table:table-cell office:value-type="float" office:value="29357" calcext:value-type="float">
            <text:p>29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6</text:p>
          </table:table-cell>
          <table:table-cell office:value-type="float" office:value="0.120272" calcext:value-type="float">
            <text:p>0.12027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" calcext:value-type="float">
            <text:p>0</text:p>
          </table:table-cell>
          <table:table-cell office:value-type="float" office:value="69522" calcext:value-type="float">
            <text:p>69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7</text:p>
          </table:table-cell>
          <table:table-cell office:value-type="float" office:value="0.157101" calcext:value-type="float">
            <text:p>0.157101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" calcext:value-type="float">
            <text:p>0</text:p>
          </table:table-cell>
          <table:table-cell office:value-type="float" office:value="15532" calcext:value-type="float">
            <text:p>15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8</text:p>
          </table:table-cell>
          <table:table-cell office:value-type="float" office:value="0.074596" calcext:value-type="float">
            <text:p>0.074596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" calcext:value-type="float">
            <text:p>0</text:p>
          </table:table-cell>
          <table:table-cell office:value-type="float" office:value="67783" calcext:value-type="float">
            <text:p>67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49</text:p>
          </table:table-cell>
          <table:table-cell office:value-type="float" office:value="0.145172" calcext:value-type="float">
            <text:p>0.145172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" calcext:value-type="float">
            <text:p>0</text:p>
          </table:table-cell>
          <table:table-cell office:value-type="float" office:value="93505" calcext:value-type="float">
            <text:p>93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0</text:p>
          </table:table-cell>
          <table:table-cell office:value-type="float" office:value="8.006711" calcext:value-type="float">
            <text:p>8.006711</text:p>
          </table:table-cell>
          <table:table-cell office:value-type="float" office:value="0.004523" calcext:value-type="float">
            <text:p>0.004523</text:p>
          </table:table-cell>
          <table:table-cell office:value-type="float" office:value="0" calcext:value-type="float">
            <text:p>0</text:p>
          </table:table-cell>
          <table:table-cell office:value-type="float" office:value="29668" calcext:value-type="float">
            <text:p>2966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1</text:p>
          </table:table-cell>
          <table:table-cell office:value-type="float" office:value="8.671119" calcext:value-type="float">
            <text:p>8.671119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" calcext:value-type="float">
            <text:p>0</text:p>
          </table:table-cell>
          <table:table-cell office:value-type="float" office:value="28560" calcext:value-type="float">
            <text:p>2856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2</text:p>
          </table:table-cell>
          <table:table-cell office:value-type="float" office:value="10.493172" calcext:value-type="float">
            <text:p>10.493172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" calcext:value-type="float">
            <text:p>0</text:p>
          </table:table-cell>
          <table:table-cell office:value-type="float" office:value="26669" calcext:value-type="float">
            <text:p>266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3</text:p>
          </table:table-cell>
          <table:table-cell office:value-type="float" office:value="12.38505" calcext:value-type="float">
            <text:p>12.38505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4</text:p>
          </table:table-cell>
          <table:table-cell office:value-type="float" office:value="10.981227" calcext:value-type="float">
            <text:p>10.98122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23629" calcext:value-type="float">
            <text:p>2362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5</text:p>
          </table:table-cell>
          <table:table-cell office:value-type="float" office:value="10.693472" calcext:value-type="float">
            <text:p>10.693472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" calcext:value-type="float">
            <text:p>0</text:p>
          </table:table-cell>
          <table:table-cell office:value-type="float" office:value="22834" calcext:value-type="float">
            <text:p>22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6</text:p>
          </table:table-cell>
          <table:table-cell office:value-type="float" office:value="11.963654" calcext:value-type="float">
            <text:p>11.963654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" calcext:value-type="float">
            <text:p>0</text:p>
          </table:table-cell>
          <table:table-cell office:value-type="float" office:value="20124" calcext:value-type="float">
            <text:p>201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7</text:p>
          </table:table-cell>
          <table:table-cell office:value-type="float" office:value="10.635485" calcext:value-type="float">
            <text:p>10.635485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" calcext:value-type="float">
            <text:p>0</text:p>
          </table:table-cell>
          <table:table-cell office:value-type="float" office:value="20435" calcext:value-type="float">
            <text:p>204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8</text:p>
          </table:table-cell>
          <table:table-cell office:value-type="float" office:value="9.851832" calcext:value-type="float">
            <text:p>9.851832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" calcext:value-type="float">
            <text:p>0</text:p>
          </table:table-cell>
          <table:table-cell office:value-type="float" office:value="29125" calcext:value-type="float">
            <text:p>29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7:59</text:p>
          </table:table-cell>
          <table:table-cell office:value-type="float" office:value="10.861503" calcext:value-type="float">
            <text:p>10.861503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" calcext:value-type="float">
            <text:p>0</text:p>
          </table:table-cell>
          <table:table-cell office:value-type="float" office:value="12784" calcext:value-type="float">
            <text:p>127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0</text:p>
          </table:table-cell>
          <table:table-cell office:value-type="float" office:value="12.178195" calcext:value-type="float">
            <text:p>12.178195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" calcext:value-type="float">
            <text:p>0</text:p>
          </table:table-cell>
          <table:table-cell office:value-type="float" office:value="21653" calcext:value-type="float">
            <text:p>216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1</text:p>
          </table:table-cell>
          <table:table-cell office:value-type="float" office:value="11.492132" calcext:value-type="float">
            <text:p>11.492132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0" calcext:value-type="float">
            <text:p>0</text:p>
          </table:table-cell>
          <table:table-cell office:value-type="float" office:value="30273" calcext:value-type="float">
            <text:p>302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2</text:p>
          </table:table-cell>
          <table:table-cell office:value-type="float" office:value="8.912982" calcext:value-type="float">
            <text:p>8.912982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" calcext:value-type="float">
            <text:p>0</text:p>
          </table:table-cell>
          <table:table-cell office:value-type="float" office:value="41561" calcext:value-type="float">
            <text:p>415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3</text:p>
          </table:table-cell>
          <table:table-cell office:value-type="float" office:value="7.31538" calcext:value-type="float">
            <text:p>7.31538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" calcext:value-type="float">
            <text:p>0</text:p>
          </table:table-cell>
          <table:table-cell office:value-type="float" office:value="28642" calcext:value-type="float">
            <text:p>286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4</text:p>
          </table:table-cell>
          <table:table-cell office:value-type="float" office:value="9.196535" calcext:value-type="float">
            <text:p>9.196535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" calcext:value-type="float">
            <text:p>0</text:p>
          </table:table-cell>
          <table:table-cell office:value-type="float" office:value="24102" calcext:value-type="float">
            <text:p>241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5</text:p>
          </table:table-cell>
          <table:table-cell office:value-type="float" office:value="9.164528" calcext:value-type="float">
            <text:p>9.164528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" calcext:value-type="float">
            <text:p>0</text:p>
          </table:table-cell>
          <table:table-cell office:value-type="float" office:value="16079" calcext:value-type="float">
            <text:p>16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6</text:p>
          </table:table-cell>
          <table:table-cell office:value-type="float" office:value="18.810576" calcext:value-type="float">
            <text:p>18.810576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" calcext:value-type="float">
            <text:p>0</text:p>
          </table:table-cell>
          <table:table-cell office:value-type="float" office:value="48207" calcext:value-type="float">
            <text:p>48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7</text:p>
          </table:table-cell>
          <table:table-cell office:value-type="float" office:value="10.061661" calcext:value-type="float">
            <text:p>10.061661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" calcext:value-type="float">
            <text:p>0</text:p>
          </table:table-cell>
          <table:table-cell office:value-type="float" office:value="33100" calcext:value-type="float">
            <text:p>33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8</text:p>
          </table:table-cell>
          <table:table-cell office:value-type="float" office:value="0.139451" calcext:value-type="float">
            <text:p>0.139451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" calcext:value-type="float">
            <text:p>0</text:p>
          </table:table-cell>
          <table:table-cell office:value-type="float" office:value="15893" calcext:value-type="float">
            <text:p>15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09</text:p>
          </table:table-cell>
          <table:table-cell office:value-type="float" office:value="25.021379" calcext:value-type="float">
            <text:p>25.021379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" calcext:value-type="float">
            <text:p>0</text:p>
          </table:table-cell>
          <table:table-cell office:value-type="float" office:value="7943" calcext:value-type="float">
            <text:p>7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10</text:p>
          </table:table-cell>
          <table:table-cell office:value-type="float" office:value="0.051643" calcext:value-type="float">
            <text:p>0.051643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" calcext:value-type="float">
            <text:p>0</text:p>
          </table:table-cell>
          <table:table-cell office:value-type="float" office:value="36646" calcext:value-type="float">
            <text:p>36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11</text:p>
          </table:table-cell>
          <table:table-cell office:value-type="float" office:value="25.299401" calcext:value-type="float">
            <text:p>25.299401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" calcext:value-type="float">
            <text:p>0</text:p>
          </table:table-cell>
          <table:table-cell office:value-type="float" office:value="13980" calcext:value-type="float">
            <text:p>13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12</text:p>
          </table:table-cell>
          <table:table-cell office:value-type="float" office:value="100.001997" calcext:value-type="float">
            <text:p>100.00199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0</text:p>
          </table:table-cell>
          <table:table-cell office:value-type="float" office:value="8.410275" calcext:value-type="float">
            <text:p>8.410275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" calcext:value-type="float">
            <text:p>0</text:p>
          </table:table-cell>
          <table:table-cell office:value-type="float" office:value="20038" calcext:value-type="float">
            <text:p>200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1</text:p>
          </table:table-cell>
          <table:table-cell office:value-type="float" office:value="7.357071" calcext:value-type="float">
            <text:p>7.35707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" calcext:value-type="float">
            <text:p>0</text:p>
          </table:table-cell>
          <table:table-cell office:value-type="float" office:value="15910" calcext:value-type="float">
            <text:p>159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2</text:p>
          </table:table-cell>
          <table:table-cell office:value-type="float" office:value="6.893069" calcext:value-type="float">
            <text:p>6.893069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" calcext:value-type="float">
            <text:p>0</text:p>
          </table:table-cell>
          <table:table-cell office:value-type="float" office:value="24240" calcext:value-type="float">
            <text:p>2424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3</text:p>
          </table:table-cell>
          <table:table-cell office:value-type="float" office:value="6.57793" calcext:value-type="float">
            <text:p>6.57793</text:p>
          </table:table-cell>
          <table:table-cell office:value-type="float" office:value="0.001609" calcext:value-type="float">
            <text:p>0.001609</text:p>
          </table:table-cell>
          <table:table-cell office:value-type="float" office:value="0" calcext:value-type="float">
            <text:p>0</text:p>
          </table:table-cell>
          <table:table-cell office:value-type="float" office:value="26615" calcext:value-type="float">
            <text:p>266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4</text:p>
          </table:table-cell>
          <table:table-cell office:value-type="float" office:value="7.380524" calcext:value-type="float">
            <text:p>7.380524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" calcext:value-type="float">
            <text:p>0</text:p>
          </table:table-cell>
          <table:table-cell office:value-type="float" office:value="23033" calcext:value-type="float">
            <text:p>2303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5</text:p>
          </table:table-cell>
          <table:table-cell office:value-type="float" office:value="7.344145" calcext:value-type="float">
            <text:p>7.344145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" calcext:value-type="float">
            <text:p>0</text:p>
          </table:table-cell>
          <table:table-cell office:value-type="float" office:value="32206" calcext:value-type="float">
            <text:p>3220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6</text:p>
          </table:table-cell>
          <table:table-cell office:value-type="float" office:value="7.668487" calcext:value-type="float">
            <text:p>7.668487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0" calcext:value-type="float">
            <text:p>0</text:p>
          </table:table-cell>
          <table:table-cell office:value-type="float" office:value="35751" calcext:value-type="float">
            <text:p>357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7</text:p>
          </table:table-cell>
          <table:table-cell office:value-type="float" office:value="7.398965" calcext:value-type="float">
            <text:p>7.398965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" calcext:value-type="float">
            <text:p>0</text:p>
          </table:table-cell>
          <table:table-cell office:value-type="float" office:value="29628" calcext:value-type="float">
            <text:p>2962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8</text:p>
          </table:table-cell>
          <table:table-cell office:value-type="float" office:value="8.636742" calcext:value-type="float">
            <text:p>8.636742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" calcext:value-type="float">
            <text:p>0</text:p>
          </table:table-cell>
          <table:table-cell office:value-type="float" office:value="41390" calcext:value-type="float">
            <text:p>4139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49</text:p>
          </table:table-cell>
          <table:table-cell office:value-type="float" office:value="6.83156" calcext:value-type="float">
            <text:p>6.83156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" calcext:value-type="float">
            <text:p>0</text:p>
          </table:table-cell>
          <table:table-cell office:value-type="float" office:value="33682" calcext:value-type="float">
            <text:p>336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0</text:p>
          </table:table-cell>
          <table:table-cell office:value-type="float" office:value="0.273159" calcext:value-type="float">
            <text:p>0.273159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" calcext:value-type="float">
            <text:p>0</text:p>
          </table:table-cell>
          <table:table-cell office:value-type="float" office:value="30734" calcext:value-type="float">
            <text:p>307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1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" calcext:value-type="float">
            <text:p>0</text:p>
          </table:table-cell>
          <table:table-cell office:value-type="float" office:value="23391" calcext:value-type="float">
            <text:p>2339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2</text:p>
          </table:table-cell>
          <table:table-cell office:value-type="float" office:value="0.130427" calcext:value-type="float">
            <text:p>0.130427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" calcext:value-type="float">
            <text:p>0</text:p>
          </table:table-cell>
          <table:table-cell office:value-type="float" office:value="29536" calcext:value-type="float">
            <text:p>295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3</text:p>
          </table:table-cell>
          <table:table-cell office:value-type="float" office:value="0.147757" calcext:value-type="float">
            <text:p>0.147757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" calcext:value-type="float">
            <text:p>0</text:p>
          </table:table-cell>
          <table:table-cell office:value-type="float" office:value="34616" calcext:value-type="float">
            <text:p>346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4</text:p>
          </table:table-cell>
          <table:table-cell office:value-type="float" office:value="0.197504" calcext:value-type="float">
            <text:p>0.197504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" calcext:value-type="float">
            <text:p>0</text:p>
          </table:table-cell>
          <table:table-cell office:value-type="float" office:value="34484" calcext:value-type="float">
            <text:p>3448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5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" calcext:value-type="float">
            <text:p>0</text:p>
          </table:table-cell>
          <table:table-cell office:value-type="float" office:value="21677" calcext:value-type="float">
            <text:p>2167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6</text:p>
          </table:table-cell>
          <table:table-cell office:value-type="float" office:value="0.318901" calcext:value-type="float">
            <text:p>0.318901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" calcext:value-type="float">
            <text:p>0</text:p>
          </table:table-cell>
          <table:table-cell office:value-type="float" office:value="35476" calcext:value-type="float">
            <text:p>3547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7</text:p>
          </table:table-cell>
          <table:table-cell office:value-type="float" office:value="0.241217" calcext:value-type="float">
            <text:p>0.241217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" calcext:value-type="float">
            <text:p>0</text:p>
          </table:table-cell>
          <table:table-cell office:value-type="float" office:value="27759" calcext:value-type="float">
            <text:p>2775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8</text:p>
          </table:table-cell>
          <table:table-cell office:value-type="float" office:value="0.220517" calcext:value-type="float">
            <text:p>0.220517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" calcext:value-type="float">
            <text:p>0</text:p>
          </table:table-cell>
          <table:table-cell office:value-type="float" office:value="32001" calcext:value-type="float">
            <text:p>320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8:59</text:p>
          </table:table-cell>
          <table:table-cell office:value-type="float" office:value="0.213233" calcext:value-type="float">
            <text:p>0.213233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" calcext:value-type="float">
            <text:p>0</text:p>
          </table:table-cell>
          <table:table-cell office:value-type="float" office:value="29835" calcext:value-type="float">
            <text:p>298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0</text:p>
          </table:table-cell>
          <table:table-cell office:value-type="float" office:value="0.167925" calcext:value-type="float">
            <text:p>0.167925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" calcext:value-type="float">
            <text:p>0</text:p>
          </table:table-cell>
          <table:table-cell office:value-type="float" office:value="43321" calcext:value-type="float">
            <text:p>433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1</text:p>
          </table:table-cell>
          <table:table-cell office:value-type="float" office:value="0.175102" calcext:value-type="float">
            <text:p>0.175102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" calcext:value-type="float">
            <text:p>0</text:p>
          </table:table-cell>
          <table:table-cell office:value-type="float" office:value="27312" calcext:value-type="float">
            <text:p>2731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2</text:p>
          </table:table-cell>
          <table:table-cell office:value-type="float" office:value="0.573767" calcext:value-type="float">
            <text:p>0.573767</text:p>
          </table:table-cell>
          <table:table-cell office:value-type="float" office:value="0.001811" calcext:value-type="float">
            <text:p>0.001811</text:p>
          </table:table-cell>
          <table:table-cell office:value-type="float" office:value="0" calcext:value-type="float">
            <text:p>0</text:p>
          </table:table-cell>
          <table:table-cell office:value-type="float" office:value="27332" calcext:value-type="float">
            <text:p>2733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3</text:p>
          </table:table-cell>
          <table:table-cell office:value-type="float" office:value="0.588541" calcext:value-type="float">
            <text:p>0.588541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" calcext:value-type="float">
            <text:p>0</text:p>
          </table:table-cell>
          <table:table-cell office:value-type="float" office:value="40598" calcext:value-type="float">
            <text:p>405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4</text:p>
          </table:table-cell>
          <table:table-cell office:value-type="float" office:value="0.108606" calcext:value-type="float">
            <text:p>0.108606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" calcext:value-type="float">
            <text:p>0</text:p>
          </table:table-cell>
          <table:table-cell office:value-type="float" office:value="32438" calcext:value-type="float">
            <text:p>324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5</text:p>
          </table:table-cell>
          <table:table-cell office:value-type="float" office:value="0.160471" calcext:value-type="float">
            <text:p>0.160471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" calcext:value-type="float">
            <text:p>0</text:p>
          </table:table-cell>
          <table:table-cell office:value-type="float" office:value="27119" calcext:value-type="float">
            <text:p>271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6</text:p>
          </table:table-cell>
          <table:table-cell office:value-type="float" office:value="1.011496" calcext:value-type="float">
            <text:p>1.011496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" calcext:value-type="float">
            <text:p>0</text:p>
          </table:table-cell>
          <table:table-cell office:value-type="float" office:value="25034" calcext:value-type="float">
            <text:p>2503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7</text:p>
          </table:table-cell>
          <table:table-cell office:value-type="float" office:value="0.558639" calcext:value-type="float">
            <text:p>0.558639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" calcext:value-type="float">
            <text:p>0</text:p>
          </table:table-cell>
          <table:table-cell office:value-type="float" office:value="20351" calcext:value-type="float">
            <text:p>2035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8</text:p>
          </table:table-cell>
          <table:table-cell office:value-type="float" office:value="0.12037" calcext:value-type="float">
            <text:p>0.12037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" calcext:value-type="float">
            <text:p>0</text:p>
          </table:table-cell>
          <table:table-cell office:value-type="float" office:value="28521" calcext:value-type="float">
            <text:p>285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09</text:p>
          </table:table-cell>
          <table:table-cell office:value-type="float" office:value="0.591574" calcext:value-type="float">
            <text:p>0.591574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" calcext:value-type="float">
            <text:p>0</text:p>
          </table:table-cell>
          <table:table-cell office:value-type="float" office:value="36038" calcext:value-type="float">
            <text:p>360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0</text:p>
          </table:table-cell>
          <table:table-cell office:value-type="float" office:value="0.117288" calcext:value-type="float">
            <text:p>0.117288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" calcext:value-type="float">
            <text:p>0</text:p>
          </table:table-cell>
          <table:table-cell office:value-type="float" office:value="27602" calcext:value-type="float">
            <text:p>276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1</text:p>
          </table:table-cell>
          <table:table-cell office:value-type="float" office:value="1.385829" calcext:value-type="float">
            <text:p>1.385829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" calcext:value-type="float">
            <text:p>0</text:p>
          </table:table-cell>
          <table:table-cell office:value-type="float" office:value="27935" calcext:value-type="float">
            <text:p>279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2</text:p>
          </table:table-cell>
          <table:table-cell office:value-type="float" office:value="0.647366" calcext:value-type="float">
            <text:p>0.647366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0" calcext:value-type="float">
            <text:p>0</text:p>
          </table:table-cell>
          <table:table-cell office:value-type="float" office:value="34048" calcext:value-type="float">
            <text:p>3404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3</text:p>
          </table:table-cell>
          <table:table-cell office:value-type="float" office:value="0.179988" calcext:value-type="float">
            <text:p>0.179988</text:p>
          </table:table-cell>
          <table:table-cell office:value-type="float" office:value="0.001811" calcext:value-type="float">
            <text:p>0.001811</text:p>
          </table:table-cell>
          <table:table-cell office:value-type="float" office:value="0" calcext:value-type="float">
            <text:p>0</text:p>
          </table:table-cell>
          <table:table-cell office:value-type="float" office:value="26252" calcext:value-type="float">
            <text:p>2625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4</text:p>
          </table:table-cell>
          <table:table-cell office:value-type="float" office:value="0.544762" calcext:value-type="float">
            <text:p>0.544762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" calcext:value-type="float">
            <text:p>0</text:p>
          </table:table-cell>
          <table:table-cell office:value-type="float" office:value="37427" calcext:value-type="float">
            <text:p>3742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5</text:p>
          </table:table-cell>
          <table:table-cell office:value-type="float" office:value="0.609192" calcext:value-type="float">
            <text:p>0.609192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" calcext:value-type="float">
            <text:p>0</text:p>
          </table:table-cell>
          <table:table-cell office:value-type="float" office:value="40369" calcext:value-type="float">
            <text:p>403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6</text:p>
          </table:table-cell>
          <table:table-cell office:value-type="float" office:value="1.891111" calcext:value-type="float">
            <text:p>1.89111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" calcext:value-type="float">
            <text:p>0</text:p>
          </table:table-cell>
          <table:table-cell office:value-type="float" office:value="27242" calcext:value-type="float">
            <text:p>272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7</text:p>
          </table:table-cell>
          <table:table-cell office:value-type="float" office:value="0.105957" calcext:value-type="float">
            <text:p>0.105957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" calcext:value-type="float">
            <text:p>0</text:p>
          </table:table-cell>
          <table:table-cell office:value-type="float" office:value="41220" calcext:value-type="float">
            <text:p>412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8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" calcext:value-type="float">
            <text:p>0</text:p>
          </table:table-cell>
          <table:table-cell office:value-type="float" office:value="44627" calcext:value-type="float">
            <text:p>446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19</text:p>
          </table:table-cell>
          <table:table-cell office:value-type="float" office:value="0.281316" calcext:value-type="float">
            <text:p>0.281316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" calcext:value-type="float">
            <text:p>0</text:p>
          </table:table-cell>
          <table:table-cell office:value-type="float" office:value="32806" calcext:value-type="float">
            <text:p>328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0</text:p>
          </table:table-cell>
          <table:table-cell office:value-type="float" office:value="0.340785" calcext:value-type="float">
            <text:p>0.340785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" calcext:value-type="float">
            <text:p>0</text:p>
          </table:table-cell>
          <table:table-cell office:value-type="float" office:value="24905" calcext:value-type="float">
            <text:p>249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1</text:p>
          </table:table-cell>
          <table:table-cell office:value-type="float" office:value="0.274199" calcext:value-type="float">
            <text:p>0.274199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" calcext:value-type="float">
            <text:p>0</text:p>
          </table:table-cell>
          <table:table-cell office:value-type="float" office:value="28351" calcext:value-type="float">
            <text:p>283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2</text:p>
          </table:table-cell>
          <table:table-cell office:value-type="float" office:value="0.286055" calcext:value-type="float">
            <text:p>0.286055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" calcext:value-type="float">
            <text:p>0</text:p>
          </table:table-cell>
          <table:table-cell office:value-type="float" office:value="28168" calcext:value-type="float">
            <text:p>28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3</text:p>
          </table:table-cell>
          <table:table-cell office:value-type="float" office:value="0.157287" calcext:value-type="float">
            <text:p>0.157287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" calcext:value-type="float">
            <text:p>0</text:p>
          </table:table-cell>
          <table:table-cell office:value-type="float" office:value="29158" calcext:value-type="float">
            <text:p>291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4</text:p>
          </table:table-cell>
          <table:table-cell office:value-type="float" office:value="0.145288" calcext:value-type="float">
            <text:p>0.145288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" calcext:value-type="float">
            <text:p>0</text:p>
          </table:table-cell>
          <table:table-cell office:value-type="float" office:value="36671" calcext:value-type="float">
            <text:p>366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5</text:p>
          </table:table-cell>
          <table:table-cell office:value-type="float" office:value="0.140087" calcext:value-type="float">
            <text:p>0.140087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" calcext:value-type="float">
            <text:p>0</text:p>
          </table:table-cell>
          <table:table-cell office:value-type="float" office:value="28844" calcext:value-type="float">
            <text:p>288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6</text:p>
          </table:table-cell>
          <table:table-cell office:value-type="float" office:value="0.124275" calcext:value-type="float">
            <text:p>0.124275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" calcext:value-type="float">
            <text:p>0</text:p>
          </table:table-cell>
          <table:table-cell office:value-type="float" office:value="37609" calcext:value-type="float">
            <text:p>376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7</text:p>
          </table:table-cell>
          <table:table-cell office:value-type="float" office:value="0.13445" calcext:value-type="float">
            <text:p>0.13445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" calcext:value-type="float">
            <text:p>0</text:p>
          </table:table-cell>
          <table:table-cell office:value-type="float" office:value="39014" calcext:value-type="float">
            <text:p>390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8</text:p>
          </table:table-cell>
          <table:table-cell office:value-type="float" office:value="0.136015" calcext:value-type="float">
            <text:p>0.13601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" calcext:value-type="float">
            <text:p>0</text:p>
          </table:table-cell>
          <table:table-cell office:value-type="float" office:value="32552" calcext:value-type="float">
            <text:p>3255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29</text:p>
          </table:table-cell>
          <table:table-cell office:value-type="float" office:value="0.175345" calcext:value-type="float">
            <text:p>0.175345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" calcext:value-type="float">
            <text:p>0</text:p>
          </table:table-cell>
          <table:table-cell office:value-type="float" office:value="37239" calcext:value-type="float">
            <text:p>372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0</text:p>
          </table:table-cell>
          <table:table-cell office:value-type="float" office:value="0.138697" calcext:value-type="float">
            <text:p>0.138697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" calcext:value-type="float">
            <text:p>0</text:p>
          </table:table-cell>
          <table:table-cell office:value-type="float" office:value="24976" calcext:value-type="float">
            <text:p>2497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1</text:p>
          </table:table-cell>
          <table:table-cell office:value-type="float" office:value="0.208932" calcext:value-type="float">
            <text:p>0.208932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" calcext:value-type="float">
            <text:p>0</text:p>
          </table:table-cell>
          <table:table-cell office:value-type="float" office:value="31374" calcext:value-type="float">
            <text:p>313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2</text:p>
          </table:table-cell>
          <table:table-cell office:value-type="float" office:value="0.192425" calcext:value-type="float">
            <text:p>0.19242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" calcext:value-type="float">
            <text:p>0</text:p>
          </table:table-cell>
          <table:table-cell office:value-type="float" office:value="33133" calcext:value-type="float">
            <text:p>331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3</text:p>
          </table:table-cell>
          <table:table-cell office:value-type="float" office:value="0.272186" calcext:value-type="float">
            <text:p>0.272186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" calcext:value-type="float">
            <text:p>0</text:p>
          </table:table-cell>
          <table:table-cell office:value-type="float" office:value="32518" calcext:value-type="float">
            <text:p>325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4</text:p>
          </table:table-cell>
          <table:table-cell office:value-type="float" office:value="0.345748" calcext:value-type="float">
            <text:p>0.345748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" calcext:value-type="float">
            <text:p>0</text:p>
          </table:table-cell>
          <table:table-cell office:value-type="float" office:value="41148" calcext:value-type="float">
            <text:p>411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5</text:p>
          </table:table-cell>
          <table:table-cell office:value-type="float" office:value="0.336064" calcext:value-type="float">
            <text:p>0.336064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" calcext:value-type="float">
            <text:p>0</text:p>
          </table:table-cell>
          <table:table-cell office:value-type="float" office:value="55355" calcext:value-type="float">
            <text:p>5535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6</text:p>
          </table:table-cell>
          <table:table-cell office:value-type="float" office:value="0.365288" calcext:value-type="float">
            <text:p>0.365288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" calcext:value-type="float">
            <text:p>0</text:p>
          </table:table-cell>
          <table:table-cell office:value-type="float" office:value="41096" calcext:value-type="float">
            <text:p>4109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7</text:p>
          </table:table-cell>
          <table:table-cell office:value-type="float" office:value="0.287658" calcext:value-type="float">
            <text:p>0.287658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" calcext:value-type="float">
            <text:p>0</text:p>
          </table:table-cell>
          <table:table-cell office:value-type="float" office:value="36768" calcext:value-type="float">
            <text:p>3676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8</text:p>
          </table:table-cell>
          <table:table-cell office:value-type="float" office:value="0.281031" calcext:value-type="float">
            <text:p>0.281031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" calcext:value-type="float">
            <text:p>0</text:p>
          </table:table-cell>
          <table:table-cell office:value-type="float" office:value="39628" calcext:value-type="float">
            <text:p>396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39</text:p>
          </table:table-cell>
          <table:table-cell office:value-type="float" office:value="0.337042" calcext:value-type="float">
            <text:p>0.337042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" calcext:value-type="float">
            <text:p>0</text:p>
          </table:table-cell>
          <table:table-cell office:value-type="float" office:value="34497" calcext:value-type="float">
            <text:p>3449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0</text:p>
          </table:table-cell>
          <table:table-cell office:value-type="float" office:value="0.20084" calcext:value-type="float">
            <text:p>0.20084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" calcext:value-type="float">
            <text:p>0</text:p>
          </table:table-cell>
          <table:table-cell office:value-type="float" office:value="35328" calcext:value-type="float">
            <text:p>3532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1</text:p>
          </table:table-cell>
          <table:table-cell office:value-type="float" office:value="0.336264" calcext:value-type="float">
            <text:p>0.336264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" calcext:value-type="float">
            <text:p>0</text:p>
          </table:table-cell>
          <table:table-cell office:value-type="float" office:value="44311" calcext:value-type="float">
            <text:p>4431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2</text:p>
          </table:table-cell>
          <table:table-cell office:value-type="float" office:value="0.212503" calcext:value-type="float">
            <text:p>0.212503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" calcext:value-type="float">
            <text:p>0</text:p>
          </table:table-cell>
          <table:table-cell office:value-type="float" office:value="33186" calcext:value-type="float">
            <text:p>3318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3</text:p>
          </table:table-cell>
          <table:table-cell office:value-type="float" office:value="0.285923" calcext:value-type="float">
            <text:p>0.285923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" calcext:value-type="float">
            <text:p>0</text:p>
          </table:table-cell>
          <table:table-cell office:value-type="float" office:value="40585" calcext:value-type="float">
            <text:p>4058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4</text:p>
          </table:table-cell>
          <table:table-cell office:value-type="float" office:value="0.309784" calcext:value-type="float">
            <text:p>0.309784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0" calcext:value-type="float">
            <text:p>0</text:p>
          </table:table-cell>
          <table:table-cell office:value-type="float" office:value="43210" calcext:value-type="float">
            <text:p>432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5</text:p>
          </table:table-cell>
          <table:table-cell office:value-type="float" office:value="0.308484" calcext:value-type="float">
            <text:p>0.308484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" calcext:value-type="float">
            <text:p>0</text:p>
          </table:table-cell>
          <table:table-cell office:value-type="float" office:value="31711" calcext:value-type="float">
            <text:p>317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6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" calcext:value-type="float">
            <text:p>0</text:p>
          </table:table-cell>
          <table:table-cell office:value-type="float" office:value="41522" calcext:value-type="float">
            <text:p>4152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7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" calcext:value-type="float">
            <text:p>0</text:p>
          </table:table-cell>
          <table:table-cell office:value-type="float" office:value="39604" calcext:value-type="float">
            <text:p>3960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8</text:p>
          </table:table-cell>
          <table:table-cell office:value-type="float" office:value="0.278204" calcext:value-type="float">
            <text:p>0.278204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" calcext:value-type="float">
            <text:p>0</text:p>
          </table:table-cell>
          <table:table-cell office:value-type="float" office:value="40149" calcext:value-type="float">
            <text:p>4014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49</text:p>
          </table:table-cell>
          <table:table-cell office:value-type="float" office:value="0.460348" calcext:value-type="float">
            <text:p>0.460348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" calcext:value-type="float">
            <text:p>0</text:p>
          </table:table-cell>
          <table:table-cell office:value-type="float" office:value="32315" calcext:value-type="float">
            <text:p>323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0</text:p>
          </table:table-cell>
          <table:table-cell office:value-type="float" office:value="0.403517" calcext:value-type="float">
            <text:p>0.403517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" calcext:value-type="float">
            <text:p>0</text:p>
          </table:table-cell>
          <table:table-cell office:value-type="float" office:value="36767" calcext:value-type="float">
            <text:p>3676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1</text:p>
          </table:table-cell>
          <table:table-cell office:value-type="float" office:value="0.28428" calcext:value-type="float">
            <text:p>0.28428</text:p>
          </table:table-cell>
          <table:table-cell office:value-type="float" office:value="0.002122" calcext:value-type="float">
            <text:p>0.002122</text:p>
          </table:table-cell>
          <table:table-cell office:value-type="float" office:value="0" calcext:value-type="float">
            <text:p>0</text:p>
          </table:table-cell>
          <table:table-cell office:value-type="float" office:value="21282" calcext:value-type="float">
            <text:p>2128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2</text:p>
          </table:table-cell>
          <table:table-cell office:value-type="float" office:value="0.233138" calcext:value-type="float">
            <text:p>0.233138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" calcext:value-type="float">
            <text:p>0</text:p>
          </table:table-cell>
          <table:table-cell office:value-type="float" office:value="22491" calcext:value-type="float">
            <text:p>2249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3</text:p>
          </table:table-cell>
          <table:table-cell office:value-type="float" office:value="0.164583" calcext:value-type="float">
            <text:p>0.164583</text:p>
          </table:table-cell>
          <table:table-cell office:value-type="float" office:value="0.004056" calcext:value-type="float">
            <text:p>0.004056</text:p>
          </table:table-cell>
          <table:table-cell office:value-type="float" office:value="0" calcext:value-type="float">
            <text:p>0</text:p>
          </table:table-cell>
          <table:table-cell office:value-type="float" office:value="43993" calcext:value-type="float">
            <text:p>4399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4</text:p>
          </table:table-cell>
          <table:table-cell office:value-type="float" office:value="0.257596" calcext:value-type="float">
            <text:p>0.257596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" calcext:value-type="float">
            <text:p>0</text:p>
          </table:table-cell>
          <table:table-cell office:value-type="float" office:value="38025" calcext:value-type="float">
            <text:p>3802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5</text:p>
          </table:table-cell>
          <table:table-cell office:value-type="float" office:value="0.258253" calcext:value-type="float">
            <text:p>0.258253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" calcext:value-type="float">
            <text:p>0</text:p>
          </table:table-cell>
          <table:table-cell office:value-type="float" office:value="32005" calcext:value-type="float">
            <text:p>320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6</text:p>
          </table:table-cell>
          <table:table-cell office:value-type="float" office:value="0.223736" calcext:value-type="float">
            <text:p>0.223736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" calcext:value-type="float">
            <text:p>0</text:p>
          </table:table-cell>
          <table:table-cell office:value-type="float" office:value="31609" calcext:value-type="float">
            <text:p>316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7</text:p>
          </table:table-cell>
          <table:table-cell office:value-type="float" office:value="0.240603" calcext:value-type="float">
            <text:p>0.24060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" calcext:value-type="float">
            <text:p>0</text:p>
          </table:table-cell>
          <table:table-cell office:value-type="float" office:value="29441" calcext:value-type="float">
            <text:p>2944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8</text:p>
          </table:table-cell>
          <table:table-cell office:value-type="float" office:value="0.259135" calcext:value-type="float">
            <text:p>0.259135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" calcext:value-type="float">
            <text:p>0</text:p>
          </table:table-cell>
          <table:table-cell office:value-type="float" office:value="22300" calcext:value-type="float">
            <text:p>223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39:59</text:p>
          </table:table-cell>
          <table:table-cell office:value-type="float" office:value="0.187193" calcext:value-type="float">
            <text:p>0.187193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" calcext:value-type="float">
            <text:p>0</text:p>
          </table:table-cell>
          <table:table-cell office:value-type="float" office:value="27611" calcext:value-type="float">
            <text:p>276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0</text:p>
          </table:table-cell>
          <table:table-cell office:value-type="float" office:value="0.252949" calcext:value-type="float">
            <text:p>0.252949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" calcext:value-type="float">
            <text:p>0</text:p>
          </table:table-cell>
          <table:table-cell office:value-type="float" office:value="27490" calcext:value-type="float">
            <text:p>274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1</text:p>
          </table:table-cell>
          <table:table-cell office:value-type="float" office:value="0.248016" calcext:value-type="float">
            <text:p>0.248016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" calcext:value-type="float">
            <text:p>0</text:p>
          </table:table-cell>
          <table:table-cell office:value-type="float" office:value="35897" calcext:value-type="float">
            <text:p>358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2</text:p>
          </table:table-cell>
          <table:table-cell office:value-type="float" office:value="0.180125" calcext:value-type="float">
            <text:p>0.180125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" calcext:value-type="float">
            <text:p>0</text:p>
          </table:table-cell>
          <table:table-cell office:value-type="float" office:value="28356" calcext:value-type="float">
            <text:p>283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3</text:p>
          </table:table-cell>
          <table:table-cell office:value-type="float" office:value="0.176138" calcext:value-type="float">
            <text:p>0.176138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4</text:p>
          </table:table-cell>
          <table:table-cell office:value-type="float" office:value="0.226639" calcext:value-type="float">
            <text:p>0.226639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" calcext:value-type="float">
            <text:p>0</text:p>
          </table:table-cell>
          <table:table-cell office:value-type="float" office:value="32190" calcext:value-type="float">
            <text:p>321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5</text:p>
          </table:table-cell>
          <table:table-cell office:value-type="float" office:value="0.058394" calcext:value-type="float">
            <text:p>0.058394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" calcext:value-type="float">
            <text:p>0</text:p>
          </table:table-cell>
          <table:table-cell office:value-type="float" office:value="25744" calcext:value-type="float">
            <text:p>2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6</text:p>
          </table:table-cell>
          <table:table-cell office:value-type="float" office:value="0.190499" calcext:value-type="float">
            <text:p>0.190499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" calcext:value-type="float">
            <text:p>0</text:p>
          </table:table-cell>
          <table:table-cell office:value-type="float" office:value="29080" calcext:value-type="float">
            <text:p>290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40:0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3:41:05.193005670</dc:date>
    <meta:editing-duration>PT33S</meta:editing-duration>
    <meta:editing-cycles>1</meta:editing-cycles>
    <meta:document-statistic meta:table-count="1" meta:cell-count="2345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93.G1:test293.G335" chart:data-source-has-labels="row" svg:x="0.32cm" svg:y="0.18cm" svg:width="12.726cm" svg:height="8.64cm">
          <chartooo:coordinate-region svg:x="1.127cm" svg:y="0.302cm" svg:width="11.91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93.G2:test293.G335" chart:label-cell-address="test293.G1:test293.G1" chart:class="chart:bar">
            <chart:data-point chart:repeated="3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93.G1:test29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">
                <text:p>393</text:p>
                <draw:g>
                  <svg:desc>test293.G2:test293.G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